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892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>
      <style:text-properties style:text-position="" fo:font-weight="bold" style:font-weight-asian="bold" style:font-weight-complex="bold"/>
    </style:style>
    <style:style style:name="ce2" style:family="table-cell" style:parent-style-name="Default" style:data-style-name="N60">
      <style:text-properties style:text-position="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#83caff"/>
      <style:text-properties style:text-position=""/>
    </style:style>
    <style:style style:name="ce6" style:family="table-cell" style:parent-style-name="Default">
      <style:text-properties fo:font-weight="bold" style:font-weight-asian="bold" style:font-weight-complex="bold"/>
    </style:style>
    <style:style style:name="ce7" style:family="table-cell" style:parent-style-name="Default" style:data-style-name="N60"/>
    <style:style style:name="ce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#83caff"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83caff"/>
    </style:style>
  </office:automatic-styles>
  <office:body>
    <office:spreadsheet>
      <table:table table:name="After 0.2 sec" table:style-name="ta1">
        <table:table-column table:style-name="co1" table:number-columns-repeated="17" table:default-cell-style-name="Default"/>
        <table:table-column table:style-name="co1" table:default-cell-style-name="ce7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1" calcext:value-type="float">
            <text:p>1.00E-008</text:p>
          </table:table-cell>
          <table:table-cell table:number-columns-repeated="13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8"/>
        </table:table-row>
        <table:table-row table:style-name="ro1">
          <table:table-cell table:style-name="ce6"/>
          <table:table-cell/>
          <table:table-cell table:style-name="ce6" office:value-type="string" calcext:value-type="string">
            <text:p>Altitude = </text:p>
          </table:table-cell>
          <table:table-cell table:style-name="ce6" office:value-type="string" calcext:value-type="string">
            <text:p>20 km MOLA</text:p>
          </table:table-cell>
          <table:table-cell table:style-name="ce6" office:value-type="string" calcext:value-type="string">
            <text:p>TSI Order = </text:p>
          </table:table-cell>
          <table:table-cell table:style-name="ce6" office:value-type="float" office:value="20" calcext:value-type="float">
            <text:p>20</text:p>
          </table:table-cell>
          <table:table-cell table:number-columns-repeated="12"/>
        </table:table-row>
        <table:table-row table:style-name="ro1">
          <table:table-cell table:style-name="ce6" office:value-type="string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2"/>
        </table:table-row>
        <table:table-row table:style-name="ro1">
          <table:table-cell table:style-name="ce6" office:value-type="strin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office:value-type="float" office:value="0.2" calcext:value-type="float">
            <text:p>0.2</text:p>
          </table:table-cell>
          <table:table-cell table:style-name="ce6" office:value-type="string" calcext:value-type="string">
            <text:p>sec</text:p>
          </table:table-cell>
          <table:table-cell table:style-name="ce6"/>
          <table:table-cell table:style-name="ce6" office:value-type="string" calcext:value-type="string">
            <text:p>Free fall</text:p>
          </table:table-cell>
          <table:table-cell table:number-columns-repeated="2"/>
          <table:table-cell table:style-name="ce6" office:value-type="string" calcext:value-type="string">
            <text:p>90 lat and 0 long. Non-rotating planet</text:p>
          </table:table-cell>
          <table:table-cell table:number-columns-repeated="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9169668799612" calcext:value-type="float">
            <text:p>2.09169668799612E-013</text:p>
          </table:table-cell>
          <table:table-cell/>
          <table:table-cell table:style-name="ce8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9169668799612" calcext:value-type="float">
            <text:p>2.09169668799612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415.99992659507" calcext:value-type="float">
            <text:p>3415.9999265951</text:p>
          </table:table-cell>
          <table:table-cell/>
          <table:table-cell table:style-name="ce8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415.99992659507" calcext:value-type="float">
            <text:p>3415.999926595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415.99992659507" calcext:value-type="float">
            <text:p>3415.999926595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4947559086489E-020" calcext:value-type="float">
            <text:p>-4.4947559086489E-020</text:p>
          </table:table-cell>
          <table:table-cell/>
          <table:table-cell table:style-name="ce8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4947559086489E-020" calcext:value-type="float">
            <text:p>-4.4947559086489E-02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000734049345783343" calcext:value-type="float">
            <text:p>-0.0007340493</text:p>
          </table:table-cell>
          <table:table-cell/>
          <table:table-cell table:style-name="ce8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000734049345783343" calcext:value-type="float">
            <text:p>-0.000734049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000734049345783343" calcext:value-type="float">
            <text:p>-0.0007340493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</table:table-row>
        <table:table-row table:style-name="ro1">
          <table:table-cell table:number-columns-repeated="3"/>
          <table:table-cell table:style-name="ce8"/>
          <table:table-cell table:number-columns-repeated="14"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.04870979341448E-029" calcext:value-type="float">
            <text:p>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9169668799612" calcext:value-type="float">
            <text:p>2.0916966879961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415.99992659507" calcext:value-type="float">
            <text:p>3415.999926595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.01853107621011E-036" calcext:value-type="float">
            <text:p>6.01853107621011E-03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4947559086489E-020" calcext:value-type="float">
            <text:p>-4.4947559086489E-020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000734049345783343" calcext:value-type="float">
            <text:p>-0.0007340493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9169668799612" calcext:value-type="float">
            <text:p>2.09169668799612E-013</text:p>
          </table:table-cell>
          <table:table-cell/>
          <table:table-cell table:style-name="ce9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33]/[.O33]" office:value-type="float" office:value="1" calcext:value-type="float">
            <text:p>1</text:p>
          </table:table-cell>
          <table:table-cell table:formula="of:=[.M33]-[.O33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415.99992659507" calcext:value-type="float">
            <text:p>3415.9999265951</text:p>
          </table:table-cell>
          <table:table-cell/>
          <table:table-cell table:style-name="ce9" table:formula="of:=[.F23]" office:value-type="float" office:value="3415.99992659507" calcext:value-type="float">
            <text:p>3415.9999265951</text:p>
          </table:table-cell>
          <table:table-cell/>
          <table:table-cell table:formula="of:=[.M35]/[.O35]" office:value-type="float" office:value="1" calcext:value-type="float">
            <text:p>1</text:p>
          </table:table-cell>
          <table:table-cell table:formula="of:=[.M35]-[.O35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.20370621524202E-035" calcext:value-type="float">
            <text:p>1.20370621524202E-03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4947559086489E-020" calcext:value-type="float">
            <text:p>-4.4947559086489E-020</text:p>
          </table:table-cell>
          <table:table-cell/>
          <table:table-cell table:style-name="ce9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36]/[.O36]" office:value-type="float" office:value="1" calcext:value-type="float">
            <text:p>1</text:p>
          </table:table-cell>
          <table:table-cell table:formula="of:=[.M36]-[.O3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1.0842021724855E-019" calcext:value-type="float">
            <text:p>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000734049345783343" calcext:value-type="float">
            <text:p>-0.0007340493</text:p>
          </table:table-cell>
          <table:table-cell/>
          <table:table-cell table:style-name="ce9" table:formula="of:=[.F26]" office:value-type="float" office:value="-0.000734049345783343" calcext:value-type="float">
            <text:p>-0.0007340493</text:p>
          </table:table-cell>
          <table:table-cell/>
          <table:table-cell table:formula="of:=[.M38]/[.O38]" office:value-type="float" office:value="1" calcext:value-type="float">
            <text:p>1</text:p>
          </table:table-cell>
          <table:table-cell table:formula="of:=[.M38]-[.O38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0.000000000000209169668799612" calcext:value-type="float">
            <text:p>2.09169668799612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2.52435489670724E-029" calcext:value-type="float">
            <text:p>2.52435489670724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9169668799612" calcext:value-type="float">
            <text:p>2.0916966879961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9169668799612" calcext:value-type="float">
            <text:p>-2.09E-013</text:p>
          </table:table-cell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3415.99992659507" calcext:value-type="float">
            <text:p>3415.999926595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415.99992659507" calcext:value-type="float">
            <text:p>3415.999926595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415.99992659507" calcext:value-type="float">
            <text:p>-3.42E+003</text:p>
          </table:table-cell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-4.4947559086489E-020" calcext:value-type="float">
            <text:p>-4.4947559086489E-020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6.01853107621011E-036" calcext:value-type="float">
            <text:p>-6.01853107621011E-03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4947559086489E-020" calcext:value-type="float">
            <text:p>-4.4947559086489E-020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4947559086489E-020" calcext:value-type="float">
            <text:p>4.49E-020</text:p>
          </table:table-cell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-0.000734049345783343" calcext:value-type="float">
            <text:p>-0.000734049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1.0842021724855E-019" calcext:value-type="float">
            <text:p>-1.0842021724855E-019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000734049345783343" calcext:value-type="float">
            <text:p>-0.0007340493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000734049345783343" calcext:value-type="float">
            <text:p>7.34E-004</text:p>
          </table:table-cell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9169668799612" calcext:value-type="float">
            <text:p>2.09169668799612E-013</text:p>
          </table:table-cell>
          <table:table-cell/>
          <table:table-cell table:style-name="ce9" table:formula="of:=[.F33]" office:value-type="float" office:value="0.000000000000209169668799612" calcext:value-type="float">
            <text:p>2.09169668799612E-01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415.99992659507" calcext:value-type="float">
            <text:p>3415.9999265951</text:p>
          </table:table-cell>
          <table:table-cell/>
          <table:table-cell table:style-name="ce9" table:formula="of:=[.F35]" office:value-type="float" office:value="3415.99992659507" calcext:value-type="float">
            <text:p>3415.9999265951</text:p>
          </table:table-cell>
          <table:table-cell/>
          <table:table-cell table:formula="of:=[.M59]/[.O59]" office:value-type="float" office:value="1" calcext:value-type="float">
            <text:p>1</text:p>
          </table:table-cell>
          <table:table-cell table:formula="of:=[.M59]-[.O5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4947559086489E-020" calcext:value-type="float">
            <text:p>-4.4947559086489E-020</text:p>
          </table:table-cell>
          <table:table-cell/>
          <table:table-cell table:style-name="ce9" table:formula="of:=[.F36]" office:value-type="float" office:value="-4.4947559086489E-020" calcext:value-type="float">
            <text:p>-4.4947559086489E-020</text:p>
          </table:table-cell>
          <table:table-cell/>
          <table:table-cell table:formula="of:=[.M60]/[.O60]" office:value-type="float" office:value="1" calcext:value-type="float">
            <text:p>1</text:p>
          </table:table-cell>
          <table:table-cell table:formula="of:=[.M60]-[.O6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000734049345783343" calcext:value-type="float">
            <text:p>-0.0007340493</text:p>
          </table:table-cell>
          <table:table-cell/>
          <table:table-cell table:style-name="ce9" table:formula="of:=[.F38]" office:value-type="float" office:value="-0.000734049345783343" calcext:value-type="float">
            <text:p>-0.0007340493</text:p>
          </table:table-cell>
          <table:table-cell/>
          <table:table-cell table:formula="of:=[.M62]/[.O62]" office:value-type="float" office:value="1" calcext:value-type="float">
            <text:p>1</text:p>
          </table:table-cell>
          <table:table-cell table:formula="of:=[.M62]-[.O6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9169668799612" calcext:value-type="float">
            <text:p>2.09169668799612E-013</text:p>
          </table:table-cell>
          <table:table-cell/>
          <table:table-cell table:style-name="ce9" table:formula="of:=[.F21]" office:value-type="float" office:value="0.000000000000209169668799612" calcext:value-type="float">
            <text:p>2.09169668799612E-013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415.99992659507" calcext:value-type="float">
            <text:p>3415.9999265951</text:p>
          </table:table-cell>
          <table:table-cell/>
          <table:table-cell table:style-name="ce9" table:formula="of:=[.F23]" office:value-type="float" office:value="3415.99992659507" calcext:value-type="float">
            <text:p>3415.9999265951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4947559086489E-020" calcext:value-type="float">
            <text:p>-4.4947559086489E-020</text:p>
          </table:table-cell>
          <table:table-cell/>
          <table:table-cell table:style-name="ce9" table:formula="of:=[.F24]" office:value-type="float" office:value="-4.4947559086489E-020" calcext:value-type="float">
            <text:p>-4.4947559086489E-020</text:p>
          </table:table-cell>
          <table:table-cell/>
          <table:table-cell table:formula="of:=[.M72]/[.O72]" office:value-type="float" office:value="1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000734049345783343" calcext:value-type="float">
            <text:p>-0.0007340493</text:p>
          </table:table-cell>
          <table:table-cell/>
          <table:table-cell table:style-name="ce9" table:formula="of:=[.F26]" office:value-type="float" office:value="-0.000734049345783343" calcext:value-type="float">
            <text:p>-0.0007340493</text:p>
          </table:table-cell>
          <table:table-cell/>
          <table:table-cell table:formula="of:=[.M74]/[.O74]" office:value-type="float" office:value="1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</table:table-row>
        <table:table-row table:style-name="ro1" table:number-rows-repeated="1048500">
          <table:table-cell table:number-columns-repeated="18"/>
        </table:table-row>
        <table:table-row table:style-name="ro1">
          <table:table-cell table:number-columns-repeated="18"/>
        </table:table-row>
      </table:table>
      <table:table table:name="After 200 sec tol. 1e-8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2" office:value-type="float" office:value="0.00000001" calcext:value-type="float">
            <text:p>1.00E-008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0.2 sec'.D4]" office:value-type="string" office:string-value="20 km MOLA" calcext:value-type="string">
            <text:p>20 km MOLA</text:p>
          </table:table-cell>
          <table:table-cell table:style-name="ce1" table:formula="of:=['After 0.2 sec'.E4]" office:value-type="string" office:string-value="TSI Order = " calcext:value-type="string">
            <text:p>TSI Order = </text:p>
          </table:table-cell>
          <table:table-cell table:style-name="ce1" table:formula="of:=['After 0.2 sec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3"/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3"/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3"/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/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3"/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/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office:value-type="string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/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1.3169307060632E-024" calcext:value-type="float">
            <text:p>-1.3169307060632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071785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64617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1.18466570143983E-027" calcext:value-type="float">
            <text:p>1.18466570143983E-0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11437841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48296922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17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071785" calcext:value-type="float">
            <text:p>2.04642204071785E-013</text:p>
          </table:table-cell>
          <table:table-cell/>
          <table:table-cell table:style-name="ce3" office:value-type="float" office:value="1.00000000083984" calcext:value-type="float">
            <text:p>1.0000000008</text:p>
          </table:table-cell>
          <table:table-cell table:style-name="ce3" office:value-type="float" office:value="1.71867370993849E-022" calcext:value-type="float">
            <text:p>1.71867370993849E-022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.999999999153718" calcext:value-type="float">
            <text:p>0.9999999992</text:p>
          </table:table-cell>
          <table:table-cell table:formula="of:=[.M33]-[.O33]" office:value-type="float" office:value="-1.73184983275734E-022" calcext:value-type="float">
            <text:p>-1.73E-02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646178" calcext:value-type="float">
            <text:p>3342.0608164618</text:p>
          </table:table-cell>
          <table:table-cell/>
          <table:table-cell table:style-name="ce3" office:value-type="float" office:value="1.00000000083984" calcext:value-type="float">
            <text:p>1.0000000008</text:p>
          </table:table-cell>
          <table:table-cell table:style-name="ce3" office:value-type="float" office:value="0.00000280680887954077" calcext:value-type="float">
            <text:p>2.80680887954077E-00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.999999999153723" calcext:value-type="float">
            <text:p>0.9999999992</text:p>
          </table:table-cell>
          <table:table-cell table:formula="of:=[.M35]-[.O35]" office:value-type="float" office:value="-0.00000282830978903803" calcext:value-type="float">
            <text:p>-2.83E-00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11437841E-017" calcext:value-type="float">
            <text:p>-4.56071111437841E-017</text:p>
          </table:table-cell>
          <table:table-cell/>
          <table:table-cell table:style-name="ce3" office:value-type="float" office:value="0.999999978309636" calcext:value-type="float">
            <text:p>0.9999999783</text:p>
          </table:table-cell>
          <table:table-cell table:style-name="ce3" office:value-type="float" office:value="9.8923484768731E-025" calcext:value-type="float">
            <text:p>9.8923484768731E-025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1.00000002166439" calcext:value-type="float">
            <text:p>1.0000000217</text:p>
          </table:table-cell>
          <table:table-cell table:formula="of:=[.M36]-[.O36]" office:value-type="float" office:value="-9.88050200474798E-025" calcext:value-type="float">
            <text:p>-9.88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48296922" calcext:value-type="float">
            <text:p>-0.7448206483</text:p>
          </table:table-cell>
          <table:table-cell/>
          <table:table-cell table:style-name="ce3" office:value-type="float" office:value="0.999999978309636" calcext:value-type="float">
            <text:p>0.9999999783</text:p>
          </table:table-cell>
          <table:table-cell table:style-name="ce3" office:value-type="float" office:value="0.0000000161554309929812" calcext:value-type="float">
            <text:p>1.61554309929812E-008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1.00000002166439" calcext:value-type="float">
            <text:p>1.0000000217</text:p>
          </table:table-cell>
          <table:table-cell table:formula="of:=[.M38]-[.O38]" office:value-type="float" office:value="-0.0000000161360840245095" calcext:value-type="float">
            <text:p>-1.61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81" calcext:value-type="float">
            <text:p>2.04642204243681E-013</text:p>
          </table:table-cell>
          <table:table-cell/>
          <table:table-cell table:style-name="ce3" office:value-type="float" office:value="0.999999999999863" calcext:value-type="float">
            <text:p>1</text:p>
          </table:table-cell>
          <table:table-cell table:style-name="ce3" office:value-type="float" office:value="-2.79698522555162E-026" calcext:value-type="float">
            <text:p>-2.79698522555162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81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4" calcext:value-type="float">
            <text:p>3342.060819269</text:p>
          </table:table-cell>
          <table:table-cell/>
          <table:table-cell table:style-name="ce3" office:value-type="float" office:value="0.999999999999863" calcext:value-type="float">
            <text:p>1</text:p>
          </table:table-cell>
          <table:table-cell table:style-name="ce3" office:value-type="float" office:value="-0.000000000458385329693556" calcext:value-type="float">
            <text:p>-4.5838532969355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904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4682E-017" calcext:value-type="float">
            <text:p>-4.56071101544682E-017</text:p>
          </table:table-cell>
          <table:table-cell/>
          <table:table-cell table:style-name="ce3" office:value-type="float" office:value="1.00000000000178" calcext:value-type="float">
            <text:p>1</text:p>
          </table:table-cell>
          <table:table-cell table:style-name="ce3" office:value-type="float" office:value="-8.1067783963103E-029" calcext:value-type="float">
            <text:p>-8.1067783963103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468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68" calcext:value-type="float">
            <text:p>-0.7448206321</text:p>
          </table:table-cell>
          <table:table-cell/>
          <table:table-cell table:style-name="ce3" office:value-type="float" office:value="1.00000000000178" calcext:value-type="float">
            <text:p>1</text:p>
          </table:table-cell>
          <table:table-cell table:style-name="ce3" office:value-type="float" office:value="-0.00000000000132349686765565" calcext:value-type="float">
            <text:p>-1.32349686765565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016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style-name="ce4" table:formula="of:=[.F33]" office:value-type="float" office:value="0.000000000000204642204071785" calcext:value-type="float">
            <text:p>2.04642204071785E-013</text:p>
          </table:table-cell>
          <table:table-cell/>
          <table:table-cell table:formula="of:=[.M57]/[.O57]" office:value-type="float" office:value="1.00000000083998" calcext:value-type="float">
            <text:p>1.0000000008</text:p>
          </table:table-cell>
          <table:table-cell table:formula="of:=[.M57]-[.O57]" office:value-type="float" office:value="1.71895971934828E-022" calcext:value-type="float">
            <text:p>1.72E-02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35]" office:value-type="float" office:value="3342.06081646178" calcext:value-type="float">
            <text:p>3342.0608164618</text:p>
          </table:table-cell>
          <table:table-cell/>
          <table:table-cell table:formula="of:=[.M59]/[.O59]" office:value-type="float" office:value="1.00000000083998" calcext:value-type="float">
            <text:p>1.0000000008</text:p>
          </table:table-cell>
          <table:table-cell table:formula="of:=[.M59]-[.O59]" office:value-type="float" office:value="0.00000280725998891285" calcext:value-type="float">
            <text:p>2.81E-00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style-name="ce4" table:formula="of:=[.F36]" office:value-type="float" office:value="-4.56071111437841E-017" calcext:value-type="float">
            <text:p>-4.56071111437841E-017</text:p>
          </table:table-cell>
          <table:table-cell/>
          <table:table-cell table:formula="of:=[.M60]/[.O60]" office:value-type="float" office:value="0.999999978307859" calcext:value-type="float">
            <text:p>0.9999999783</text:p>
          </table:table-cell>
          <table:table-cell table:formula="of:=[.M60]-[.O60]" office:value-type="float" office:value="9.89315903145322E-025" calcext:value-type="float">
            <text:p>9.8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38]" office:value-type="float" office:value="-0.744820648296922" calcext:value-type="float">
            <text:p>-0.7448206483</text:p>
          </table:table-cell>
          <table:table-cell/>
          <table:table-cell table:formula="of:=[.M62]/[.O62]" office:value-type="float" office:value="0.99999997830786" calcext:value-type="float">
            <text:p>0.9999999783</text:p>
          </table:table-cell>
          <table:table-cell table:formula="of:=[.M62]-[.O62]" office:value-type="float" office:value="0.0000000161567540457597" calcext:value-type="float">
            <text:p>1.62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1" calcext:value-type="float">
            <text:p>2.04642204243681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.999999999993701" calcext:value-type="float">
            <text:p>1</text:p>
          </table:table-cell>
          <table:table-cell table:formula="of:=[.M69]-[.O69]" office:value-type="float" office:value="-1.28901134090562E-024" calcext:value-type="float">
            <text:p>-1.29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4" calcext:value-type="float">
            <text:p>3342.060819269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.999999999993702" calcext:value-type="float">
            <text:p>1</text:p>
          </table:table-cell>
          <table:table-cell table:formula="of:=[.M71]-[.O71]" office:value-type="float" office:value="-0.000000021049800125183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82E-017" calcext:value-type="float">
            <text:p>-4.56071101544682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0.999999999972248" calcext:value-type="float">
            <text:p>1</text:p>
          </table:table-cell>
          <table:table-cell table:formula="of:=[.M72]-[.O72]" office:value-type="float" office:value="1.26570267052383E-027" calcext:value-type="float">
            <text:p>1.27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68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0.999999999972248" calcext:value-type="float">
            <text:p>1</text:p>
          </table:table-cell>
          <table:table-cell table:formula="of:=[.M74]-[.O74]" office:value-type="float" office:value="0.0000000000206700212501687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0" table:style-name="ta1">
        <table:table-column table:style-name="co1" table:number-columns-repeated="17" table:default-cell-style-name="Default"/>
        <table:table-column table:style-name="co1" table:default-cell-style-name="ce2"/>
        <table:table-column table:style-name="co1" table:number-columns-repeated="2" table:default-cell-style-name="Default"/>
        <table:table-row table:style-name="ro1">
          <table:table-cell/>
          <table:table-cell table:style-name="ce1" office:value-type="string" calcext:value-type="string">
            <text:p>TSI</text:p>
          </table:table-cell>
          <table:table-cell table:style-name="ce1" office:value-type="string" calcext:value-type="string">
            <text:p>RKF78</text:p>
          </table:table-cell>
          <table:table-cell table:style-name="ce1" office:value-type="string" calcext:value-type="string">
            <text:p>RKF45</text:p>
          </table:table-cell>
          <table:table-cell table:style-name="ce1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2" office:value-type="float" office:value="0.0000000001" calcext:value-type="float">
            <text:p>1.00E-010</text:p>
          </table:table-cell>
          <table:table-cell table:style-name="ce2" table:formula="of:=[.B2]" office:value-type="float" office:value="0.0000000001" calcext:value-type="float">
            <text:p>1.00E-010</text:p>
          </table:table-cell>
          <table:table-cell table:style-name="ce2" table:formula="of:=[.C2]" office:value-type="float" office:value="0.0000000001" calcext:value-type="float">
            <text:p>1.00E-010</text:p>
          </table:table-cell>
          <table:table-cell table:style-name="ce2" table:formula="of:=[.D2]" office:value-type="float" office:value="0.0000000001" calcext:value-type="float">
            <text:p>1.00E-010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5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1" table:formula="of:=['After 0.2 sec'.A4]" office:value-type="float" office:value="0" calcext:value-type="float">
            <text:p>0</text:p>
          </table:table-cell>
          <table:table-cell/>
          <table:table-cell table:style-name="ce1" office:value-type="string" calcext:value-type="string">
            <text:p>Altitude = </text:p>
          </table:table-cell>
          <table:table-cell table:style-name="ce1" table:formula="of:=['After 200 sec tol. 1e-8'.D4]" office:value-type="string" office:string-value="20 km MOLA" calcext:value-type="string">
            <text:p>20 km MOLA</text:p>
          </table:table-cell>
          <table:table-cell table:style-name="ce1" table:formula="of:=['After 200 sec tol. 1e-8'.E4]" office:value-type="string" office:string-value="TSI Order = " calcext:value-type="string">
            <text:p>TSI Order = </text:p>
          </table:table-cell>
          <table:table-cell table:style-name="ce1" table:formula="of:=['After 200 sec tol. 1e-8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1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1" table:number-columns-repeated="2"/>
          <table:table-cell table:number-columns-repeated="14"/>
        </table:table-row>
        <table:table-row table:style-name="ro1">
          <table:table-cell table:style-name="ce1" table:formula="of:=['After 0.2 sec'.A6]" office:value-type="string" office:string-value="No Drag" calcext:value-type="string">
            <text:p>No Drag</text:p>
          </table:table-cell>
          <table:table-cell/>
          <table:table-cell table:style-name="ce1" office:value-type="string" calcext:value-type="string">
            <text:p>After</text:p>
          </table:table-cell>
          <table:table-cell table:style-name="ce1" table:formula="of:=['After 200 sec tol. 1e-8'.D6]" office:value-type="float" office:value="200" calcext:value-type="float">
            <text:p>200</text:p>
          </table:table-cell>
          <table:table-cell table:style-name="ce1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3" office:value-type="float" office:value="0.000000000000204642204243653" calcext:value-type="float">
            <text:p>2.04642204243653E-013</text:p>
          </table:table-cell>
          <table:table-cell/>
          <table:table-cell table:style-name="ce4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97" calcext:value-type="float">
            <text:p>-2.05E-01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3" office:value-type="float" office:value="3342.06081926859" calcext:value-type="float">
            <text:p>3342.0608192686</text:p>
          </table:table-cell>
          <table:table-cell/>
          <table:table-cell table:style-name="ce4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9009" calcext:value-type="float">
            <text:p>-3.34E+003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3" office:value-type="float" office:value="-4.56071101545493E-017" calcext:value-type="float">
            <text:p>-4.56071101545493E-017</text:p>
          </table:table-cell>
          <table:table-cell/>
          <table:table-cell table:style-name="ce4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57339E-017" calcext:value-type="float">
            <text:p>4.56E-017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4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3" office:value-type="float" office:value="-0.744820632141491" calcext:value-type="float">
            <text:p>-0.7448206321</text:p>
          </table:table-cell>
          <table:table-cell/>
          <table:table-cell table:style-name="ce4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60838" calcext:value-type="float">
            <text:p>7.45E-001</text:p>
          </table:table-cell>
          <table:table-cell/>
          <table:table-cell table:style-name="ce3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4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3"/>
        </table:table-row>
        <table:table-row table:style-name="ro1">
          <table:table-cell table:number-columns-repeated="3"/>
          <table:table-cell table:style-name="ce3"/>
          <table:table-cell table:number-columns-repeated="16"/>
        </table:table-row>
        <table:table-row table:style-name="ro1">
          <table:table-cell/>
          <table:table-cell table:style-name="ce1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1" office:value-type="float" office:value="2" calcext:value-type="float">
            <text:p>2</text:p>
          </table:table-cell>
          <table:table-cell/>
          <table:table-cell table:style-name="ce1" table:formula="of:=[#REF!]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497" calcext:value-type="float">
            <text:p>2.0464220424497E-013</text:p>
          </table:table-cell>
          <table:table-cell/>
          <table:table-cell table:style-name="ce3" office:value-type="float" office:value="0.999999999993565" calcext:value-type="float">
            <text:p>1</text:p>
          </table:table-cell>
          <table:table-cell table:style-name="ce3" office:value-type="float" office:value="-1.3169307060632E-024" calcext:value-type="float">
            <text:p>-1.3169307060632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3786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9009" calcext:value-type="float">
            <text:p>3342.0608192901</text:p>
          </table:table-cell>
          <table:table-cell/>
          <table:table-cell table:style-name="ce3" office:value-type="float" office:value="0.999999999993564" calcext:value-type="float">
            <text:p>1</text:p>
          </table:table-cell>
          <table:table-cell table:style-name="ce3" office:value-type="float" office:value="-0.0000000215077307075262" calcext:value-type="float">
            <text:p>-2.1507730707526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35]" office:value-type="float" office:value="3342.06081917402" calcext:value-type="float">
            <text:p>3342.060819174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174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57339E-017" calcext:value-type="float">
            <text:p>-4.56071101557339E-017</text:p>
          </table:table-cell>
          <table:table-cell/>
          <table:table-cell table:style-name="ce3" office:value-type="float" office:value="0.999999999974025" calcext:value-type="float">
            <text:p>1</text:p>
          </table:table-cell>
          <table:table-cell table:style-name="ce3" office:value-type="float" office:value="1.18466570143983E-027" calcext:value-type="float">
            <text:p>1.18466570143983E-0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81140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60838" calcext:value-type="float">
            <text:p>-0.7448206322</text:p>
          </table:table-cell>
          <table:table-cell/>
          <table:table-cell table:style-name="ce3" office:value-type="float" office:value="0.999999999974024" calcext:value-type="float">
            <text:p>1</text:p>
          </table:table-cell>
          <table:table-cell table:style-name="ce3" office:value-type="float" office:value="0.0000000000193471905163278" calcext:value-type="float">
            <text:p>1.93471905163278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38]" office:value-type="float" office:value="-0.744820632575753" calcext:value-type="float">
            <text:p>-0.7448206326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57575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37862" calcext:value-type="float">
            <text:p>2.04642204237862E-013</text:p>
          </table:table-cell>
          <table:table-cell/>
          <table:table-cell table:style-name="ce3" office:value-type="float" office:value="1.0000000000283" calcext:value-type="float">
            <text:p>1</text:p>
          </table:table-cell>
          <table:table-cell table:style-name="ce3" office:value-type="float" office:value="5.79044099271396E-024" calcext:value-type="float">
            <text:p>5.79044099271396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33]/[.O33]" office:value-type="float" office:value="0.999999999965266" calcext:value-type="float">
            <text:p>1</text:p>
          </table:table-cell>
          <table:table-cell table:formula="of:=[.M33]-[.O33]" office:value-type="float" office:value="-7.10800278750134E-024" calcext:value-type="float">
            <text:p>-7.11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17402" calcext:value-type="float">
            <text:p>3342.060819174</text:p>
          </table:table-cell>
          <table:table-cell/>
          <table:table-cell table:style-name="ce3" office:value-type="float" office:value="1.0000000000283" calcext:value-type="float">
            <text:p>1</text:p>
          </table:table-cell>
          <table:table-cell table:style-name="ce3" office:value-type="float" office:value="0.0000000945660758588929" calcext:value-type="float">
            <text:p>9.45660758588929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35]" office:value-type="float" office:value="3342.06081917402" calcext:value-type="float">
            <text:p>3342.060819174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35]/[.O35]" office:value-type="float" office:value="0.99999999996527" calcext:value-type="float">
            <text:p>1</text:p>
          </table:table-cell>
          <table:table-cell table:formula="of:=[.M35]-[.O35]" office:value-type="float" office:value="-0.000000116070168587612" calcext:value-type="float">
            <text:p>-1.16E-00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811402E-017" calcext:value-type="float">
            <text:p>-4.56071101811402E-017</text:p>
          </table:table-cell>
          <table:table-cell/>
          <table:table-cell table:style-name="ce3" office:value-type="float" office:value="0.999999999416957" calcext:value-type="float">
            <text:p>0.9999999994</text:p>
          </table:table-cell>
          <table:table-cell table:style-name="ce3" office:value-type="float" office:value="2.6590917230214E-026" calcext:value-type="float">
            <text:p>2.6590917230214E-026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36]/[.O36]" office:value-type="float" office:value="1.00000000055707" calcext:value-type="float">
            <text:p>1.0000000006</text:p>
          </table:table-cell>
          <table:table-cell table:formula="of:=[.M36]-[.O36]" office:value-type="float" office:value="-2.5406294669605E-026" calcext:value-type="float">
            <text:p>-2.54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575753" calcext:value-type="float">
            <text:p>-0.7448206326</text:p>
          </table:table-cell>
          <table:table-cell/>
          <table:table-cell table:style-name="ce3" office:value-type="float" office:value="0.999999999416957" calcext:value-type="float">
            <text:p>0.9999999994</text:p>
          </table:table-cell>
          <table:table-cell table:style-name="ce3" office:value-type="float" office:value="0.0000000004342624038145" calcext:value-type="float">
            <text:p>4.342624038145E-010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38]" office:value-type="float" office:value="-0.744820632575753" calcext:value-type="float">
            <text:p>-0.7448206326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38]/[.O38]" office:value-type="float" office:value="1.00000000055707" calcext:value-type="float">
            <text:p>1.0000000006</text:p>
          </table:table-cell>
          <table:table-cell table:formula="of:=[.M38]-[.O38]" office:value-type="float" office:value="-0.000000000414914991253568" calcext:value-type="float">
            <text:p>-4.15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14" calcext:value-type="float">
            <text:p>1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1" office:value-type="string" calcext:value-type="string">
            <text:p>TSI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4"/>
          <table:table-cell table:style-name="ce1" office:value-type="string" calcext:value-type="string">
            <text:p>RK4</text:p>
          </table:table-cell>
          <table:table-cell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3" office:value-type="float" office:value="0.000000000000204642204243682" calcext:value-type="float">
            <text:p>2.04642204243682E-013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2.90805684100674E-026" calcext:value-type="float">
            <text:p>-2.90805684100674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4" table:formula="of:=[.F9]" office:value-type="float" office:value="0" calcext:value-type="float">
            <text:p>0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8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D10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4" table:formula="of:=[.F10]" office:value-type="float" office:value="0" calcext:value-type="float">
            <text:p>0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D11]" office:value-type="float" office:value="3342.06081926859" calcext:value-type="float">
            <text:p>3342.0608192686</text:p>
          </table:table-cell>
          <table:table-cell/>
          <table:table-cell table:style-name="ce3" office:value-type="float" office:value="3342.06081926906" calcext:value-type="float">
            <text:p>3342.0608192691</text:p>
          </table:table-cell>
          <table:table-cell/>
          <table:table-cell table:style-name="ce3" office:value-type="float" office:value="0.999999999999858" calcext:value-type="float">
            <text:p>1</text:p>
          </table:table-cell>
          <table:table-cell table:style-name="ce3" office:value-type="float" office:value="-0.000000000475665729027241" calcext:value-type="float">
            <text:p>-4.75665729027241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4" table:formula="of:=[.F11]" office:value-type="float" office:value="0" calcext:value-type="float">
            <text:p>0</text:p>
          </table:table-cell>
          <table:table-cell/>
          <table:table-cell table:style-name="ce4" table:formula="of:=[.F47]" office:value-type="float" office:value="3342.06081926906" calcext:value-type="float">
            <text:p>3342.0608192691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90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3" office:value-type="float" office:value="-4.56071101544646E-017" calcext:value-type="float">
            <text:p>-4.56071101544646E-017</text:p>
          </table:table-cell>
          <table:table-cell/>
          <table:table-cell table:style-name="ce3" office:value-type="float" office:value="1.00000000000186" calcext:value-type="float">
            <text:p>1</text:p>
          </table:table-cell>
          <table:table-cell table:style-name="ce3" office:value-type="float" office:value="-8.468545077064E-029" calcext:value-type="float">
            <text:p>-8.468545077064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4" table:formula="of:=[.F12]" office:value-type="float" office:value="0" calcext:value-type="float">
            <text:p>0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4646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D13]" office:value-type="float" office:value="0" calcext:value-type="float">
            <text:p>0</text:p>
          </table:table-cell>
          <table:table-cell/>
          <table:table-cell table:style-name="ce3" office:value-type="float" office:value="0" calcext:value-type="float">
            <text:p>0</text:p>
          </table:table-cell>
          <table:table-cell/>
          <table:table-cell table:style-name="ce3" office:value-type="string" calcext:value-type="string">
            <text:p>-nan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4" table:formula="of:=[.F13]" office:value-type="float" office:value="0" calcext:value-type="float">
            <text:p>0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D14]" office:value-type="float" office:value="-0.744820632141491" calcext:value-type="float">
            <text:p>-0.7448206321</text:p>
          </table:table-cell>
          <table:table-cell/>
          <table:table-cell table:style-name="ce3" office:value-type="float" office:value="-0.744820632140109" calcext:value-type="float">
            <text:p>-0.7448206321</text:p>
          </table:table-cell>
          <table:table-cell/>
          <table:table-cell table:style-name="ce3" office:value-type="float" office:value="1.00000000000186" calcext:value-type="float">
            <text:p>1</text:p>
          </table:table-cell>
          <table:table-cell table:style-name="ce3" office:value-type="float" office:value="-0.00000000000138244971026324" calcext:value-type="float">
            <text:p>-1.38244971026324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4" table:formula="of:=[.F14]" office:value-type="float" office:value="0" calcext:value-type="float">
            <text:p>0</text:p>
          </table:table-cell>
          <table:table-cell/>
          <table:table-cell table:style-name="ce4" table:formula="of:=[.F50]" office:value-type="float" office:value="-0.744820632140109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010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D15]" office:value-type="float" office:value="227" calcext:value-type="float">
            <text:p>227</text:p>
          </table:table-cell>
          <table:table-cell/>
          <table:table-cell table:style-name="ce3" office:value-type="float" office:value="227" calcext:value-type="float">
            <text:p>227</text:p>
          </table:table-cell>
          <table:table-cell/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4" table:formula="of:=[.F15]" office:value-type="float" office:value="0" calcext:value-type="float">
            <text:p>0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1" table:formula="of:=['After 200 sec tol. 1e-8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1" office:value-type="float" office:value="6" calcext:value-type="float">
            <text:p>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45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style-name="ce4" table:formula="of:=[.F33]" office:value-type="float" office:value="0.000000000000204642204237862" calcext:value-type="float">
            <text:p>2.04642204237862E-013</text:p>
          </table:table-cell>
          <table:table-cell/>
          <table:table-cell table:formula="of:=[.M57]/[.O57]" office:value-type="float" office:value="1.00000000002844" calcext:value-type="float">
            <text:p>1</text:p>
          </table:table-cell>
          <table:table-cell table:formula="of:=[.M57]-[.O57]" office:value-type="float" office:value="5.82002643210337E-024" calcext:value-type="float">
            <text:p>5.82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6" calcext:value-type="float">
            <text:p>3342.0608192691</text:p>
          </table:table-cell>
          <table:table-cell/>
          <table:table-cell table:style-name="ce4" table:formula="of:=[.F35]" office:value-type="float" office:value="3342.06081917402" calcext:value-type="float">
            <text:p>3342.060819174</text:p>
          </table:table-cell>
          <table:table-cell/>
          <table:table-cell table:formula="of:=[.M59]/[.O59]" office:value-type="float" office:value="1.00000000002844" calcext:value-type="float">
            <text:p>1</text:p>
          </table:table-cell>
          <table:table-cell table:formula="of:=[.M59]-[.O59]" office:value-type="float" office:value="0.0000000950403773458675" calcext:value-type="float">
            <text:p>9.5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style-name="ce4" table:formula="of:=[.F36]" office:value-type="float" office:value="-4.56071101811402E-017" calcext:value-type="float">
            <text:p>-4.56071101811402E-017</text:p>
          </table:table-cell>
          <table:table-cell/>
          <table:table-cell table:formula="of:=[.M60]/[.O60]" office:value-type="float" office:value="0.9999999994151" calcext:value-type="float">
            <text:p>0.9999999994</text:p>
          </table:table-cell>
          <table:table-cell table:formula="of:=[.M60]-[.O60]" office:value-type="float" office:value="2.66756026809847E-026" calcext:value-type="float">
            <text:p>2.67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09" calcext:value-type="float">
            <text:p>-0.7448206321</text:p>
          </table:table-cell>
          <table:table-cell/>
          <table:table-cell table:style-name="ce4" table:formula="of:=[.F38]" office:value-type="float" office:value="-0.744820632575753" calcext:value-type="float">
            <text:p>-0.7448206326</text:p>
          </table:table-cell>
          <table:table-cell/>
          <table:table-cell table:formula="of:=[.M62]/[.O62]" office:value-type="float" office:value="0.999999999415102" calcext:value-type="float">
            <text:p>0.9999999994</text:p>
          </table:table-cell>
          <table:table-cell table:formula="of:=[.M62]-[.O62]" office:value-type="float" office:value="0.000000000435643965346344" calcext:value-type="float">
            <text:p>4.36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1" office:value-type="string" calcext:value-type="string">
            <text:p>DP8(7)</text:p>
          </table:table-cell>
          <table:table-cell/>
          <table:table-cell table:style-name="ce1" office:value-type="string" calcext:value-type="string">
            <text:p>RKF78</text:p>
          </table:table-cell>
          <table:table-cell/>
          <table:table-cell table:style-name="ce1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4" table:formula="of:=[.F45]" office:value-type="float" office:value="0.000000000000204642204243682" calcext:value-type="float">
            <text:p>2.04642204243682E-013</text:p>
          </table:table-cell>
          <table:table-cell/>
          <table:table-cell table:style-name="ce4" table:formula="of:=[.F21]" office:value-type="float" office:value="0.00000000000020464220424497" calcext:value-type="float">
            <text:p>2.0464220424497E-013</text:p>
          </table:table-cell>
          <table:table-cell/>
          <table:table-cell table:formula="of:=[.M69]/[.O69]" office:value-type="float" office:value="0.999999999993706" calcext:value-type="float">
            <text:p>1</text:p>
          </table:table-cell>
          <table:table-cell table:formula="of:=[.M69]-[.O69]" office:value-type="float" office:value="-1.28797635539797E-024" calcext:value-type="float">
            <text:p>-1.29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4" table:formula="of:=[.F46]" office:value-type="float" office:value="0" calcext:value-type="float">
            <text:p>0</text:p>
          </table:table-cell>
          <table:table-cell/>
          <table:table-cell table:style-name="ce4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4" table:formula="of:=[.F47]" office:value-type="float" office:value="3342.06081926906" calcext:value-type="float">
            <text:p>3342.0608192691</text:p>
          </table:table-cell>
          <table:table-cell/>
          <table:table-cell table:style-name="ce4" table:formula="of:=[.F23]" office:value-type="float" office:value="3342.06081929009" calcext:value-type="float">
            <text:p>3342.0608192901</text:p>
          </table:table-cell>
          <table:table-cell/>
          <table:table-cell table:formula="of:=[.M71]/[.O71]" office:value-type="float" office:value="0.999999999993708" calcext:value-type="float">
            <text:p>1</text:p>
          </table:table-cell>
          <table:table-cell table:formula="of:=[.M71]-[.O71]" office:value-type="float" office:value="-0.0000000210297912417445" calcext:value-type="float">
            <text:p>-2.10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4" table:formula="of:=[.F48]" office:value-type="float" office:value="-4.56071101544646E-017" calcext:value-type="float">
            <text:p>-4.56071101544646E-017</text:p>
          </table:table-cell>
          <table:table-cell/>
          <table:table-cell table:style-name="ce4" table:formula="of:=[.F24]" office:value-type="float" office:value="-4.56071101557339E-017" calcext:value-type="float">
            <text:p>-4.56071101557339E-017</text:p>
          </table:table-cell>
          <table:table-cell/>
          <table:table-cell table:formula="of:=[.M72]/[.O72]" office:value-type="float" office:value="0.999999999972169" calcext:value-type="float">
            <text:p>1</text:p>
          </table:table-cell>
          <table:table-cell table:formula="of:=[.M72]-[.O72]" office:value-type="float" office:value="1.26930801137972E-027" calcext:value-type="float">
            <text:p>1.27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4" table:formula="of:=[.F49]" office:value-type="float" office:value="0" calcext:value-type="float">
            <text:p>0</text:p>
          </table:table-cell>
          <table:table-cell/>
          <table:table-cell table:style-name="ce4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4" table:formula="of:=[.F50]" office:value-type="float" office:value="-0.744820632140109" calcext:value-type="float">
            <text:p>-0.7448206321</text:p>
          </table:table-cell>
          <table:table-cell/>
          <table:table-cell table:style-name="ce4" table:formula="of:=[.F26]" office:value-type="float" office:value="-0.744820632160838" calcext:value-type="float">
            <text:p>-0.7448206322</text:p>
          </table:table-cell>
          <table:table-cell/>
          <table:table-cell table:formula="of:=[.M74]/[.O74]" office:value-type="float" office:value="0.999999999972169" calcext:value-type="float">
            <text:p>1</text:p>
          </table:table-cell>
          <table:table-cell table:formula="of:=[.M74]-[.O74]" office:value-type="float" office:value="0.0000000000207289740927763" calcext:value-type="float">
            <text:p>2.07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4" table:formula="of:=[.F51]" office:value-type="float" office:value="227" calcext:value-type="float">
            <text:p>227</text:p>
          </table:table-cell>
          <table:table-cell/>
          <table:table-cell table:style-name="ce4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1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1" calcext:value-type="float">
            <text:p>1.00E-011</text:p>
          </table:table-cell>
          <table:table-cell table:style-name="ce7" table:formula="of:=[.B2]" office:value-type="float" office:value="0.00000000001" calcext:value-type="float">
            <text:p>1.00E-011</text:p>
          </table:table-cell>
          <table:table-cell table:style-name="ce7" table:formula="of:=[.C2]" office:value-type="float" office:value="0.00000000001" calcext:value-type="float">
            <text:p>1.00E-011</text:p>
          </table:table-cell>
          <table:table-cell table:style-name="ce7" table:formula="of:=[.D2]" office:value-type="float" office:value="0.00000000001" calcext:value-type="float">
            <text:p>1.00E-011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10'.D4]" office:value-type="string" office:string-value="20 km MOLA" calcext:value-type="string">
            <text:p>20 km MOLA</text:p>
          </table:table-cell>
          <table:table-cell table:style-name="ce6" table:formula="of:=['After 200 sec tol. 1e-10'.E4]" office:value-type="string" office:string-value="TSI Order = " calcext:value-type="string">
            <text:p>TSI Order = </text:p>
          </table:table-cell>
          <table:table-cell table:style-name="ce6" table:formula="of:=['After 200 sec tol. 1e-10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10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'After 200 sec tol. 1e-10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4063" calcext:value-type="float">
            <text:p>-2.05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0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9" table:formula="of:=['After 200 sec tol. 1e-10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342.06081927529" calcext:value-type="float">
            <text:p>3342.0608192753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7529" calcext:value-type="float">
            <text:p>-3.3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9" table:formula="of:=['After 200 sec tol. 1e-10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8804E-017" calcext:value-type="float">
            <text:p>4.56E-01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0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744820632141491" calcext:value-type="float">
            <text:p>-0.7448206321</text:p>
          </table:table-cell>
          <table:table-cell/>
          <table:table-cell table:style-name="ce9" table:formula="of:=['After 200 sec tol. 1e-10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744820632146899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6899" calcext:value-type="float">
            <text:p>7.45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10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200 sec tol. 1e-10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4063" calcext:value-type="float">
            <text:p>2.04642204244063E-013</text:p>
          </table:table-cell>
          <table:table-cell/>
          <table:table-cell table:style-name="ce8" office:value-type="float" office:value="0.999999999997993" calcext:value-type="float">
            <text:p>1</text:p>
          </table:table-cell>
          <table:table-cell table:style-name="ce8" office:value-type="float" office:value="-4.10687298145301E-025" calcext:value-type="float">
            <text:p>-4.10687298145301E-0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4642204242638" calcext:value-type="float">
            <text:p>2.0464220424263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2638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7529" calcext:value-type="float">
            <text:p>3342.0608192753</text:p>
          </table:table-cell>
          <table:table-cell/>
          <table:table-cell table:style-name="ce8" office:value-type="float" office:value="0.999999999997993" calcext:value-type="float">
            <text:p>1</text:p>
          </table:table-cell>
          <table:table-cell table:style-name="ce8" office:value-type="float" office:value="-0.00000000670843292027712" calcext:value-type="float">
            <text:p>-6.7084329202771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342.06081925202" calcext:value-type="float">
            <text:p>3342.060819252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25202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8804E-017" calcext:value-type="float">
            <text:p>-4.56071101548804E-017</text:p>
          </table:table-cell>
          <table:table-cell/>
          <table:table-cell table:style-name="ce8" office:value-type="float" office:value="0.999999999992739" calcext:value-type="float">
            <text:p>1</text:p>
          </table:table-cell>
          <table:table-cell table:style-name="ce8" office:value-type="float" office:value="3.31136690918164E-028" calcext:value-type="float">
            <text:p>3.31136690918164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56071101590276E-017" calcext:value-type="float">
            <text:p>-4.56071101590276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90276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6899" calcext:value-type="float">
            <text:p>-0.7448206321</text:p>
          </table:table-cell>
          <table:table-cell/>
          <table:table-cell table:style-name="ce8" office:value-type="float" office:value="0.999999999992739" calcext:value-type="float">
            <text:p>1</text:p>
          </table:table-cell>
          <table:table-cell table:style-name="ce8" office:value-type="float" office:value="0.0000000000054080073752516" calcext:value-type="float">
            <text:p>5.4080073752516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744820632214628" calcext:value-type="float">
            <text:p>-0.7448206322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214628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0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2638" calcext:value-type="float">
            <text:p>2.04642204242638E-013</text:p>
          </table:table-cell>
          <table:table-cell/>
          <table:table-cell table:style-name="ce8" office:value-type="float" office:value="1.00000000000496" calcext:value-type="float">
            <text:p>1</text:p>
          </table:table-cell>
          <table:table-cell table:style-name="ce8" office:value-type="float" office:value="1.01466445073147E-024" calcext:value-type="float">
            <text:p>1.01466445073147E-024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4642204242638" calcext:value-type="float">
            <text:p>2.04642204242638E-013</text:p>
          </table:table-cell>
          <table:table-cell/>
          <table:table-cell table:style-name="ce9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33]/[.O33]" office:value-type="float" office:value="0.999999999993037" calcext:value-type="float">
            <text:p>1</text:p>
          </table:table-cell>
          <table:table-cell table:formula="of:=[.M33]-[.O33]" office:value-type="float" office:value="-1.42499833919124E-024" calcext:value-type="float">
            <text:p>-1.42E-02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5202" calcext:value-type="float">
            <text:p>3342.060819252</text:p>
          </table:table-cell>
          <table:table-cell/>
          <table:table-cell table:style-name="ce8" office:value-type="float" office:value="1.00000000000496" calcext:value-type="float">
            <text:p>1</text:p>
          </table:table-cell>
          <table:table-cell table:style-name="ce8" office:value-type="float" office:value="0.0000000165691744768992" calcext:value-type="float">
            <text:p>1.65691744768992E-008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342.06081925202" calcext:value-type="float">
            <text:p>3342.060819252</text:p>
          </table:table-cell>
          <table:table-cell/>
          <table:table-cell table:style-name="ce9" table:formula="of:=[.F23]" office:value-type="float" office:value="3342.06081927529" calcext:value-type="float">
            <text:p>3342.0608192753</text:p>
          </table:table-cell>
          <table:table-cell/>
          <table:table-cell table:formula="of:=[.M35]/[.O35]" office:value-type="float" office:value="0.999999999993037" calcext:value-type="float">
            <text:p>1</text:p>
          </table:table-cell>
          <table:table-cell table:formula="of:=[.M35]-[.O35]" office:value-type="float" office:value="-0.0000000232703314395621" calcext:value-type="float">
            <text:p>-2.33E-00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90276E-017" calcext:value-type="float">
            <text:p>-4.56071101590276E-017</text:p>
          </table:table-cell>
          <table:table-cell/>
          <table:table-cell table:style-name="ce8" office:value-type="float" office:value="0.999999999901806" calcext:value-type="float">
            <text:p>0.9999999999</text:p>
          </table:table-cell>
          <table:table-cell table:style-name="ce8" office:value-type="float" office:value="4.47836335893968E-027" calcext:value-type="float">
            <text:p>4.47836335893968E-02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56071101590276E-017" calcext:value-type="float">
            <text:p>-4.56071101590276E-017</text:p>
          </table:table-cell>
          <table:table-cell/>
          <table:table-cell table:style-name="ce9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36]/[.O36]" office:value-type="float" office:value="1.00000000009093" calcext:value-type="float">
            <text:p>1.0000000001</text:p>
          </table:table-cell>
          <table:table-cell table:formula="of:=[.M36]-[.O36]" office:value-type="float" office:value="-4.14719585314241E-027" calcext:value-type="float">
            <text:p>-4.15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214628" calcext:value-type="float">
            <text:p>-0.7448206322</text:p>
          </table:table-cell>
          <table:table-cell/>
          <table:table-cell table:style-name="ce8" office:value-type="float" office:value="0.999999999901806" calcext:value-type="float">
            <text:p>0.9999999999</text:p>
          </table:table-cell>
          <table:table-cell table:style-name="ce8" office:value-type="float" office:value="0.0000000000731369409479043" calcext:value-type="float">
            <text:p>7.31369409479043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744820632214628" calcext:value-type="float">
            <text:p>-0.7448206322</text:p>
          </table:table-cell>
          <table:table-cell/>
          <table:table-cell table:style-name="ce9" table:formula="of:=[.F26]" office:value-type="float" office:value="-0.744820632146899" calcext:value-type="float">
            <text:p>-0.7448206321</text:p>
          </table:table-cell>
          <table:table-cell/>
          <table:table-cell table:formula="of:=[.M38]/[.O38]" office:value-type="float" office:value="1.00000000009093" calcext:value-type="float">
            <text:p>1.0000000001</text:p>
          </table:table-cell>
          <table:table-cell table:formula="of:=[.M38]-[.O38]" office:value-type="float" office:value="-0.0000000000677289335726528" calcext:value-type="float">
            <text:p>-6.77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0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0" calcext:value-type="float">
            <text:p>2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4" calcext:value-type="float">
            <text:p>2.04642204243654E-013</text:p>
          </table:table-cell>
          <table:table-cell/>
          <table:table-cell table:style-name="ce8" office:value-type="float" office:value="0.999999999999996" calcext:value-type="float">
            <text:p>1</text:p>
          </table:table-cell>
          <table:table-cell table:style-name="ce8" office:value-type="float" office:value="-7.82550017979244E-028" calcext:value-type="float">
            <text:p>-7.82550017979244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4642204243654" calcext:value-type="float">
            <text:p>2.04642204243654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4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86" calcext:value-type="float">
            <text:p>3342.0608192686</text:p>
          </table:table-cell>
          <table:table-cell/>
          <table:table-cell table:style-name="ce8" office:value-type="float" office:value="0.999999999999996" calcext:value-type="float">
            <text:p>1</text:p>
          </table:table-cell>
          <table:table-cell table:style-name="ce8" office:value-type="float" office:value="-0.0000000000118234311230481" calcext:value-type="float">
            <text:p>-1.1823431123048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342.0608192686" calcext:value-type="float">
            <text:p>3342.060819268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86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67E-017" calcext:value-type="float">
            <text:p>-4.56071101545467E-017</text:p>
          </table:table-cell>
          <table:table-cell/>
          <table:table-cell table:style-name="ce8" office:value-type="float" office:value="1.00000000000006" calcext:value-type="float">
            <text:p>1</text:p>
          </table:table-cell>
          <table:table-cell table:style-name="ce8" office:value-type="float" office:value="-2.53914603868013E-030" calcext:value-type="float">
            <text:p>-2.53914603868013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56071101545467E-017" calcext:value-type="float">
            <text:p>-4.56071101545467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67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449" calcext:value-type="float">
            <text:p>-0.7448206321</text:p>
          </table:table-cell>
          <table:table-cell/>
          <table:table-cell table:style-name="ce8" office:value-type="float" office:value="1.00000000000006" calcext:value-type="float">
            <text:p>1</text:p>
          </table:table-cell>
          <table:table-cell table:style-name="ce8" office:value-type="float" office:value="-0.0000000000000417443857259059" calcext:value-type="float">
            <text:p>-4.17443857259059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744820632141449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14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0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4" calcext:value-type="float">
            <text:p>2.04642204243654E-013</text:p>
          </table:table-cell>
          <table:table-cell/>
          <table:table-cell table:style-name="ce9" table:formula="of:=[.F33]" office:value-type="float" office:value="0.000000000000204642204242638" calcext:value-type="float">
            <text:p>2.04642204242638E-013</text:p>
          </table:table-cell>
          <table:table-cell/>
          <table:table-cell table:formula="of:=[.M57]/[.O57]" office:value-type="float" office:value="1.00000000000496" calcext:value-type="float">
            <text:p>1</text:p>
          </table:table-cell>
          <table:table-cell table:formula="of:=[.M57]-[.O57]" office:value-type="float" office:value="1.01600235882673E-024" calcext:value-type="float">
            <text:p>1.02E-02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6" calcext:value-type="float">
            <text:p>3342.0608192686</text:p>
          </table:table-cell>
          <table:table-cell/>
          <table:table-cell table:style-name="ce9" table:formula="of:=[.F35]" office:value-type="float" office:value="3342.06081925202" calcext:value-type="float">
            <text:p>3342.060819252</text:p>
          </table:table-cell>
          <table:table-cell/>
          <table:table-cell table:formula="of:=[.M59]/[.O59]" office:value-type="float" office:value="1.00000000000496" calcext:value-type="float">
            <text:p>1</text:p>
          </table:table-cell>
          <table:table-cell table:formula="of:=[.M59]-[.O59]" office:value-type="float" office:value="0.0000000165800884133205" calcext:value-type="float">
            <text:p>1.66E-00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67E-017" calcext:value-type="float">
            <text:p>-4.56071101545467E-017</text:p>
          </table:table-cell>
          <table:table-cell/>
          <table:table-cell table:style-name="ce9" table:formula="of:=[.F36]" office:value-type="float" office:value="-4.56071101590276E-017" calcext:value-type="float">
            <text:p>-4.56071101590276E-017</text:p>
          </table:table-cell>
          <table:table-cell/>
          <table:table-cell table:formula="of:=[.M60]/[.O60]" office:value-type="float" office:value="0.99999999990175" calcext:value-type="float">
            <text:p>0.9999999999</text:p>
          </table:table-cell>
          <table:table-cell table:formula="of:=[.M60]-[.O60]" office:value-type="float" office:value="4.48089634200254E-027" calcext:value-type="float">
            <text:p>4.48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49" calcext:value-type="float">
            <text:p>-0.7448206321</text:p>
          </table:table-cell>
          <table:table-cell/>
          <table:table-cell table:style-name="ce9" table:formula="of:=[.F38]" office:value-type="float" office:value="-0.744820632214628" calcext:value-type="float">
            <text:p>-0.7448206322</text:p>
          </table:table-cell>
          <table:table-cell/>
          <table:table-cell table:formula="of:=[.M62]/[.O62]" office:value-type="float" office:value="0.99999999990175" calcext:value-type="float">
            <text:p>0.9999999999</text:p>
          </table:table-cell>
          <table:table-cell table:formula="of:=[.M62]-[.O62]" office:value-type="float" office:value="0.0000000000731789073782352" calcext:value-type="float">
            <text:p>7.32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4" calcext:value-type="float">
            <text:p>2.04642204243654E-013</text:p>
          </table:table-cell>
          <table:table-cell/>
          <table:table-cell table:style-name="ce9" table:formula="of:=[.F21]" office:value-type="float" office:value="0.000000000000204642204244063" calcext:value-type="float">
            <text:p>2.04642204244063E-013</text:p>
          </table:table-cell>
          <table:table-cell/>
          <table:table-cell table:formula="of:=[.M69]/[.O69]" office:value-type="float" office:value="0.999999999998001" calcext:value-type="float">
            <text:p>1</text:p>
          </table:table-cell>
          <table:table-cell table:formula="of:=[.M69]-[.O69]" office:value-type="float" office:value="-4.08995980364507E-025" calcext:value-type="float">
            <text:p>-4.09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6" calcext:value-type="float">
            <text:p>3342.0608192686</text:p>
          </table:table-cell>
          <table:table-cell/>
          <table:table-cell table:style-name="ce9" table:formula="of:=[.F23]" office:value-type="float" office:value="3342.06081927529" calcext:value-type="float">
            <text:p>3342.0608192753</text:p>
          </table:table-cell>
          <table:table-cell/>
          <table:table-cell table:formula="of:=[.M71]/[.O71]" office:value-type="float" office:value="0.999999999997998" calcext:value-type="float">
            <text:p>1</text:p>
          </table:table-cell>
          <table:table-cell table:formula="of:=[.M71]-[.O71]" office:value-type="float" office:value="-0.00000000669024302624166" calcext:value-type="float">
            <text:p>-6.69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67E-017" calcext:value-type="float">
            <text:p>-4.56071101545467E-017</text:p>
          </table:table-cell>
          <table:table-cell/>
          <table:table-cell table:style-name="ce9" table:formula="of:=[.F24]" office:value-type="float" office:value="-4.56071101548804E-017" calcext:value-type="float">
            <text:p>-4.56071101548804E-017</text:p>
          </table:table-cell>
          <table:table-cell/>
          <table:table-cell table:formula="of:=[.M72]/[.O72]" office:value-type="float" office:value="0.999999999992683" calcext:value-type="float">
            <text:p>1</text:p>
          </table:table-cell>
          <table:table-cell table:formula="of:=[.M72]-[.O72]" office:value-type="float" office:value="3.33700488860132E-028" calcext:value-type="float">
            <text:p>3.34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49" calcext:value-type="float">
            <text:p>-0.7448206321</text:p>
          </table:table-cell>
          <table:table-cell/>
          <table:table-cell table:style-name="ce9" table:formula="of:=[.F26]" office:value-type="float" office:value="-0.744820632146899" calcext:value-type="float">
            <text:p>-0.7448206321</text:p>
          </table:table-cell>
          <table:table-cell/>
          <table:table-cell table:formula="of:=[.M74]/[.O74]" office:value-type="float" office:value="0.999999999992683" calcext:value-type="float">
            <text:p>1</text:p>
          </table:table-cell>
          <table:table-cell table:formula="of:=[.M74]-[.O74]" office:value-type="float" office:value="0.00000000000544997380558243" calcext:value-type="float">
            <text:p>5.45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2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01" calcext:value-type="float">
            <text:p>1.00E-012</text:p>
          </table:table-cell>
          <table:table-cell table:style-name="ce7" table:formula="of:=[.B2]" office:value-type="float" office:value="0.000000000001" calcext:value-type="float">
            <text:p>1.00E-012</text:p>
          </table:table-cell>
          <table:table-cell table:style-name="ce7" table:formula="of:=[.C2]" office:value-type="float" office:value="0.000000000001" calcext:value-type="float">
            <text:p>1.00E-012</text:p>
          </table:table-cell>
          <table:table-cell table:style-name="ce7" table:formula="of:=[.D2]" office:value-type="float" office:value="0.000000000001" calcext:value-type="float">
            <text:p>1.00E-012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11'.D4]" office:value-type="string" office:string-value="20 km MOLA" calcext:value-type="string">
            <text:p>20 km MOLA</text:p>
          </table:table-cell>
          <table:table-cell table:style-name="ce6" table:formula="of:=['After 200 sec tol. 1e-11'.E4]" office:value-type="string" office:string-value="TSI Order = " calcext:value-type="string">
            <text:p>TSI Order = </text:p>
          </table:table-cell>
          <table:table-cell table:style-name="ce6" table:formula="of:=['After 200 sec tol. 1e-11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11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'After 200 sec tol. 1e-11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91" calcext:value-type="float">
            <text:p>-2.05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1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9" table:formula="of:=['After 200 sec tol. 1e-11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342.06081926921" calcext:value-type="float">
            <text:p>3342.0608192692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6921" calcext:value-type="float">
            <text:p>-3.3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9" table:formula="of:=['After 200 sec tol. 1e-11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722E-017" calcext:value-type="float">
            <text:p>4.56E-01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1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744820632141491" calcext:value-type="float">
            <text:p>-0.7448206321</text:p>
          </table:table-cell>
          <table:table-cell/>
          <table:table-cell table:style-name="ce9" table:formula="of:=['After 200 sec tol. 1e-11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744820632141867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1867" calcext:value-type="float">
            <text:p>7.45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11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200 sec tol. 1e-11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91" calcext:value-type="float">
            <text:p>2.04642204243691E-013</text:p>
          </table:table-cell>
          <table:table-cell/>
          <table:table-cell table:style-name="ce8" office:value-type="float" office:value="0.999999999999814" calcext:value-type="float">
            <text:p>1</text:p>
          </table:table-cell>
          <table:table-cell table:style-name="ce8" office:value-type="float" office:value="-3.80420282933781E-026" calcext:value-type="float">
            <text:p>-3.80420282933781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4642204243483" calcext:value-type="float">
            <text:p>2.04642204243483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48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921" calcext:value-type="float">
            <text:p>3342.0608192692</text:p>
          </table:table-cell>
          <table:table-cell/>
          <table:table-cell table:style-name="ce8" office:value-type="float" office:value="0.999999999999814" calcext:value-type="float">
            <text:p>1</text:p>
          </table:table-cell>
          <table:table-cell table:style-name="ce8" office:value-type="float" office:value="-0.000000000623003870714456" calcext:value-type="float">
            <text:p>-6.23003870714456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342.06081926581" calcext:value-type="float">
            <text:p>3342.0608192658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26581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722E-017" calcext:value-type="float">
            <text:p>-4.56071101545722E-017</text:p>
          </table:table-cell>
          <table:table-cell/>
          <table:table-cell table:style-name="ce8" office:value-type="float" office:value="0.999999999999496" calcext:value-type="float">
            <text:p>1</text:p>
          </table:table-cell>
          <table:table-cell table:style-name="ce8" office:value-type="float" office:value="2.2975573864562E-029" calcext:value-type="float">
            <text:p>2.2975573864562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56071101552753E-017" calcext:value-type="float">
            <text:p>-4.56071101552753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52753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867" calcext:value-type="float">
            <text:p>-0.7448206321</text:p>
          </table:table-cell>
          <table:table-cell/>
          <table:table-cell table:style-name="ce8" office:value-type="float" office:value="0.999999999999496" calcext:value-type="float">
            <text:p>1</text:p>
          </table:table-cell>
          <table:table-cell table:style-name="ce8" office:value-type="float" office:value="0.000000000000375699471533153" calcext:value-type="float">
            <text:p>3.75699471533153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744820632153347" calcext:value-type="float">
            <text:p>-0.7448206322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15334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1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7" calcext:value-type="float">
            <text:p>7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483" calcext:value-type="float">
            <text:p>2.04642204243483E-013</text:p>
          </table:table-cell>
          <table:table-cell/>
          <table:table-cell table:style-name="ce8" office:value-type="float" office:value="1.00000000000083" calcext:value-type="float">
            <text:p>1</text:p>
          </table:table-cell>
          <table:table-cell table:style-name="ce8" office:value-type="float" office:value="1.69788110352529E-025" calcext:value-type="float">
            <text:p>1.69788110352529E-025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4642204243483" calcext:value-type="float">
            <text:p>2.04642204243483E-013</text:p>
          </table:table-cell>
          <table:table-cell/>
          <table:table-cell table:style-name="ce9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33]/[.O33]" office:value-type="float" office:value="0.999999999998984" calcext:value-type="float">
            <text:p>1</text:p>
          </table:table-cell>
          <table:table-cell table:formula="of:=[.M33]-[.O33]" office:value-type="float" office:value="-2.08006843488676E-025" calcext:value-type="float">
            <text:p>-2.08E-025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581" calcext:value-type="float">
            <text:p>3342.0608192658</text:p>
          </table:table-cell>
          <table:table-cell/>
          <table:table-cell table:style-name="ce8" office:value-type="float" office:value="1.00000000000083" calcext:value-type="float">
            <text:p>1</text:p>
          </table:table-cell>
          <table:table-cell table:style-name="ce8" office:value-type="float" office:value="0.0000000027748683351092" calcext:value-type="float">
            <text:p>2.7748683351092E-009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342.06081926581" calcext:value-type="float">
            <text:p>3342.0608192658</text:p>
          </table:table-cell>
          <table:table-cell/>
          <table:table-cell table:style-name="ce9" table:formula="of:=[.F23]" office:value-type="float" office:value="3342.06081926921" calcext:value-type="float">
            <text:p>3342.0608192692</text:p>
          </table:table-cell>
          <table:table-cell/>
          <table:table-cell table:formula="of:=[.M35]/[.O35]" office:value-type="float" office:value="0.999999999998983" calcext:value-type="float">
            <text:p>1</text:p>
          </table:table-cell>
          <table:table-cell table:formula="of:=[.M35]-[.O35]" office:value-type="float" office:value="-0.00000000339969119522721" calcext:value-type="float">
            <text:p>-3.40E-009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52753E-017" calcext:value-type="float">
            <text:p>-4.56071101552753E-017</text:p>
          </table:table-cell>
          <table:table-cell/>
          <table:table-cell table:style-name="ce8" office:value-type="float" office:value="0.999999999984081" calcext:value-type="float">
            <text:p>1</text:p>
          </table:table-cell>
          <table:table-cell table:style-name="ce8" office:value-type="float" office:value="7.26029366715323E-028" calcext:value-type="float">
            <text:p>7.26029366715323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56071101552753E-017" calcext:value-type="float">
            <text:p>-4.56071101552753E-017</text:p>
          </table:table-cell>
          <table:table-cell/>
          <table:table-cell table:style-name="ce9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36]/[.O36]" office:value-type="float" office:value="1.00000000001542" calcext:value-type="float">
            <text:p>1</text:p>
          </table:table-cell>
          <table:table-cell table:formula="of:=[.M36]-[.O36]" office:value-type="float" office:value="-7.03096933681515E-028" calcext:value-type="float">
            <text:p>-7.03E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53347" calcext:value-type="float">
            <text:p>-0.7448206322</text:p>
          </table:table-cell>
          <table:table-cell/>
          <table:table-cell table:style-name="ce8" office:value-type="float" office:value="0.999999999984082" calcext:value-type="float">
            <text:p>1</text:p>
          </table:table-cell>
          <table:table-cell table:style-name="ce8" office:value-type="float" office:value="0.0000000000118561827022745" calcext:value-type="float">
            <text:p>1.18561827022745E-01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744820632153347" calcext:value-type="float">
            <text:p>-0.7448206322</text:p>
          </table:table-cell>
          <table:table-cell/>
          <table:table-cell table:style-name="ce9" table:formula="of:=[.F26]" office:value-type="float" office:value="-0.744820632141867" calcext:value-type="float">
            <text:p>-0.7448206321</text:p>
          </table:table-cell>
          <table:table-cell/>
          <table:table-cell table:formula="of:=[.M38]/[.O38]" office:value-type="float" office:value="1.00000000001541" calcext:value-type="float">
            <text:p>1</text:p>
          </table:table-cell>
          <table:table-cell table:formula="of:=[.M38]-[.O38]" office:value-type="float" office:value="-0.000000000011479928119229" calcext:value-type="float">
            <text:p>-1.15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1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30" calcext:value-type="float">
            <text:p>3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1.76704842769507E-028" calcext:value-type="float">
            <text:p>-1.76704842769507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454747350886464" calcext:value-type="float">
            <text:p>-4.54747350886464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84E-017" calcext:value-type="float">
            <text:p>-4.56071101545484E-017</text:p>
          </table:table-cell>
          <table:table-cell/>
          <table:table-cell table:style-name="ce8" office:value-type="float" office:value="1.00000000000002" calcext:value-type="float">
            <text:p>1</text:p>
          </table:table-cell>
          <table:table-cell table:style-name="ce8" office:value-type="float" office:value="-9.18283397483834E-031" calcext:value-type="float">
            <text:p>-9.18283397483834E-03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56071101545484E-017" calcext:value-type="float">
            <text:p>-4.56071101545484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84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477" calcext:value-type="float">
            <text:p>-0.7448206321</text:p>
          </table:table-cell>
          <table:table-cell/>
          <table:table-cell table:style-name="ce8" office:value-type="float" office:value="1.00000000000002" calcext:value-type="float">
            <text:p>1</text:p>
          </table:table-cell>
          <table:table-cell table:style-name="ce8" office:value-type="float" office:value="-0.0000000000000145439216225896" calcext:value-type="float">
            <text:p>-1.45439216225896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744820632141477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1477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1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33]" office:value-type="float" office:value="0.000000000000204642204243483" calcext:value-type="float">
            <text:p>2.04642204243483E-013</text:p>
          </table:table-cell>
          <table:table-cell/>
          <table:table-cell table:formula="of:=[.M57]/[.O57]" office:value-type="float" office:value="1.00000000000083" calcext:value-type="float">
            <text:p>1</text:p>
          </table:table-cell>
          <table:table-cell table:formula="of:=[.M57]-[.O57]" office:value-type="float" office:value="1.69990058744265E-025" calcext:value-type="float">
            <text:p>1.70E-025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35]" office:value-type="float" office:value="3342.06081926581" calcext:value-type="float">
            <text:p>3342.0608192658</text:p>
          </table:table-cell>
          <table:table-cell/>
          <table:table-cell table:formula="of:=[.M59]/[.O59]" office:value-type="float" office:value="1.00000000000083" calcext:value-type="float">
            <text:p>1</text:p>
          </table:table-cell>
          <table:table-cell table:formula="of:=[.M59]-[.O59]" office:value-type="float" office:value="0.00000000277987055596896" calcext:value-type="float">
            <text:p>2.78E-00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84E-017" calcext:value-type="float">
            <text:p>-4.56071101545484E-017</text:p>
          </table:table-cell>
          <table:table-cell/>
          <table:table-cell table:style-name="ce9" table:formula="of:=[.F36]" office:value-type="float" office:value="-4.56071101552753E-017" calcext:value-type="float">
            <text:p>-4.56071101552753E-017</text:p>
          </table:table-cell>
          <table:table-cell/>
          <table:table-cell table:formula="of:=[.M60]/[.O60]" office:value-type="float" office:value="0.999999999984062" calcext:value-type="float">
            <text:p>1</text:p>
          </table:table-cell>
          <table:table-cell table:formula="of:=[.M60]-[.O60]" office:value-type="float" office:value="7.26892183330408E-028" calcext:value-type="float">
            <text:p>7.27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77" calcext:value-type="float">
            <text:p>-0.7448206321</text:p>
          </table:table-cell>
          <table:table-cell/>
          <table:table-cell table:style-name="ce9" table:formula="of:=[.F38]" office:value-type="float" office:value="-0.744820632153347" calcext:value-type="float">
            <text:p>-0.7448206322</text:p>
          </table:table-cell>
          <table:table-cell/>
          <table:table-cell table:formula="of:=[.M62]/[.O62]" office:value-type="float" office:value="0.999999999984063" calcext:value-type="float">
            <text:p>1</text:p>
          </table:table-cell>
          <table:table-cell table:formula="of:=[.M62]-[.O62]" office:value-type="float" office:value="0.0000000000118699494677799" calcext:value-type="float">
            <text:p>1.19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21]" office:value-type="float" office:value="0.000000000000204642204243691" calcext:value-type="float">
            <text:p>2.04642204243691E-013</text:p>
          </table:table-cell>
          <table:table-cell/>
          <table:table-cell table:formula="of:=[.M69]/[.O69]" office:value-type="float" office:value="0.999999999999814" calcext:value-type="float">
            <text:p>1</text:p>
          </table:table-cell>
          <table:table-cell table:formula="of:=[.M69]-[.O69]" office:value-type="float" office:value="-3.8016784744411E-026" calcext:value-type="float">
            <text:p>-3.80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23]" office:value-type="float" office:value="3342.06081926921" calcext:value-type="float">
            <text:p>3342.0608192692</text:p>
          </table:table-cell>
          <table:table-cell/>
          <table:table-cell table:formula="of:=[.M71]/[.O71]" office:value-type="float" office:value="0.999999999999815" calcext:value-type="float">
            <text:p>1</text:p>
          </table:table-cell>
          <table:table-cell table:formula="of:=[.M71]-[.O71]" office:value-type="float" office:value="-0.000000000619820639258251" calcext:value-type="float">
            <text:p>-6.2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84E-017" calcext:value-type="float">
            <text:p>-4.56071101545484E-017</text:p>
          </table:table-cell>
          <table:table-cell/>
          <table:table-cell table:style-name="ce9" table:formula="of:=[.F24]" office:value-type="float" office:value="-4.56071101545722E-017" calcext:value-type="float">
            <text:p>-4.56071101545722E-017</text:p>
          </table:table-cell>
          <table:table-cell/>
          <table:table-cell table:formula="of:=[.M72]/[.O72]" office:value-type="float" office:value="0.999999999999478" calcext:value-type="float">
            <text:p>1</text:p>
          </table:table-cell>
          <table:table-cell table:formula="of:=[.M72]-[.O72]" office:value-type="float" office:value="2.37952496488932E-029" calcext:value-type="float">
            <text:p>2.38E-029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77" calcext:value-type="float">
            <text:p>-0.7448206321</text:p>
          </table:table-cell>
          <table:table-cell/>
          <table:table-cell table:style-name="ce9" table:formula="of:=[.F26]" office:value-type="float" office:value="-0.744820632141867" calcext:value-type="float">
            <text:p>-0.7448206321</text:p>
          </table:table-cell>
          <table:table-cell/>
          <table:table-cell table:formula="of:=[.M74]/[.O74]" office:value-type="float" office:value="0.999999999999476" calcext:value-type="float">
            <text:p>1</text:p>
          </table:table-cell>
          <table:table-cell table:formula="of:=[.M74]-[.O74]" office:value-type="float" office:value="0.000000000000390021348550817" calcext:value-type="float">
            <text:p>3.90E-013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3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style-name="ce7" office:value-type="float" office:value="0.0000000000001" calcext:value-type="float">
            <text:p>1.00E-013</text:p>
          </table:table-cell>
          <table:table-cell table:style-name="ce7" table:formula="of:=[.B2]" office:value-type="float" office:value="0.0000000000001" calcext:value-type="float">
            <text:p>1.00E-013</text:p>
          </table:table-cell>
          <table:table-cell table:style-name="ce7" table:formula="of:=[.C2]" office:value-type="float" office:value="0.0000000000001" calcext:value-type="float">
            <text:p>1.00E-013</text:p>
          </table:table-cell>
          <table:table-cell table:style-name="ce7" table:formula="of:=[.D2]" office:value-type="float" office:value="0.0000000000001" calcext:value-type="float">
            <text:p>1.00E-013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12'.D4]" office:value-type="string" office:string-value="20 km MOLA" calcext:value-type="string">
            <text:p>20 km MOLA</text:p>
          </table:table-cell>
          <table:table-cell table:style-name="ce6" table:formula="of:=['After 200 sec tol. 1e-12'.E4]" office:value-type="string" office:string-value="TSI Order = " calcext:value-type="string">
            <text:p>TSI Order = </text:p>
          </table:table-cell>
          <table:table-cell table:style-name="ce6" table:formula="of:=['After 200 sec tol. 1e-12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12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'After 200 sec tol. 1e-12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7" calcext:value-type="float">
            <text:p>-2.05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2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9" table:formula="of:=['After 200 sec tol. 1e-12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9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342.06081926866" calcext:value-type="float">
            <text:p>3342.0608192687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6866" calcext:value-type="float">
            <text:p>-3.3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9" table:formula="of:=['After 200 sec tol. 1e-12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526E-017" calcext:value-type="float">
            <text:p>4.56E-01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2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744820632141491" calcext:value-type="float">
            <text:p>-0.7448206321</text:p>
          </table:table-cell>
          <table:table-cell/>
          <table:table-cell table:style-name="ce9" table:formula="of:=['After 200 sec tol. 1e-12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744820632141546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1546" calcext:value-type="float">
            <text:p>7.45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12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200 sec tol. 1e-12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table:formula="of:=#REF!" office:value-type="string" office:string-value="" calcext:value-type="error">
            <text:p>#REF!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7" calcext:value-type="float">
            <text:p>2.04642204243657E-013</text:p>
          </table:table-cell>
          <table:table-cell/>
          <table:table-cell table:style-name="ce8" office:value-type="float" office:value="0.999999999999977" calcext:value-type="float">
            <text:p>1</text:p>
          </table:table-cell>
          <table:table-cell table:style-name="ce8" office:value-type="float" office:value="-4.72054365684253E-027" calcext:value-type="float">
            <text:p>-4.72054365684253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4642204243625" calcext:value-type="float">
            <text:p>2.04642204243625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25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866" calcext:value-type="float">
            <text:p>3342.0608192687</text:p>
          </table:table-cell>
          <table:table-cell/>
          <table:table-cell table:style-name="ce8" office:value-type="float" office:value="0.999999999999977" calcext:value-type="float">
            <text:p>1</text:p>
          </table:table-cell>
          <table:table-cell table:style-name="ce8" office:value-type="float" office:value="-0.0000000000773070496506989" calcext:value-type="float">
            <text:p>-7.73070496506989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342.06081926813" calcext:value-type="float">
            <text:p>3342.0608192681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26813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526E-017" calcext:value-type="float">
            <text:p>-4.56071101545526E-017</text:p>
          </table:table-cell>
          <table:table-cell/>
          <table:table-cell table:style-name="ce8" office:value-type="float" office:value="0.999999999999927" calcext:value-type="float">
            <text:p>1</text:p>
          </table:table-cell>
          <table:table-cell table:style-name="ce8" office:value-type="float" office:value="3.3526588471893E-030" calcext:value-type="float">
            <text:p>3.3526588471893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5607110154667E-017" calcext:value-type="float">
            <text:p>-4.5607110154667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667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546" calcext:value-type="float">
            <text:p>-0.7448206321</text:p>
          </table:table-cell>
          <table:table-cell/>
          <table:table-cell table:style-name="ce8" office:value-type="float" office:value="0.999999999999926" calcext:value-type="float">
            <text:p>1</text:p>
          </table:table-cell>
          <table:table-cell table:style-name="ce8" office:value-type="float" office:value="0.0000000000000552891066263328" calcext:value-type="float">
            <text:p>5.52891066263328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744820632143413" calcext:value-type="float">
            <text:p>-0.744820632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143413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2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8" calcext:value-type="float">
            <text:p>8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25" calcext:value-type="float">
            <text:p>2.04642204243625E-013</text:p>
          </table:table-cell>
          <table:table-cell/>
          <table:table-cell table:style-name="ce8" office:value-type="float" office:value="1.00000000000014" calcext:value-type="float">
            <text:p>1</text:p>
          </table:table-cell>
          <table:table-cell table:style-name="ce8" office:value-type="float" office:value="2.79698522555162E-026" calcext:value-type="float">
            <text:p>2.79698522555162E-026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4642204243625" calcext:value-type="float">
            <text:p>2.04642204243625E-013</text:p>
          </table:table-cell>
          <table:table-cell/>
          <table:table-cell table:style-name="ce9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33]/[.O33]" office:value-type="float" office:value="0.999999999999844" calcext:value-type="float">
            <text:p>1</text:p>
          </table:table-cell>
          <table:table-cell table:formula="of:=[.M33]-[.O33]" office:value-type="float" office:value="-3.20088200902478E-026" calcext:value-type="float">
            <text:p>-3.20E-026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813" calcext:value-type="float">
            <text:p>3342.0608192681</text:p>
          </table:table-cell>
          <table:table-cell/>
          <table:table-cell table:style-name="ce8" office:value-type="float" office:value="1.00000000000014" calcext:value-type="float">
            <text:p>1</text:p>
          </table:table-cell>
          <table:table-cell table:style-name="ce8" office:value-type="float" office:value="0.000000000457930582342669" calcext:value-type="float">
            <text:p>4.57930582342669E-010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342.06081926813" calcext:value-type="float">
            <text:p>3342.0608192681</text:p>
          </table:table-cell>
          <table:table-cell/>
          <table:table-cell table:style-name="ce9" table:formula="of:=[.F23]" office:value-type="float" office:value="3342.06081926866" calcext:value-type="float">
            <text:p>3342.0608192687</text:p>
          </table:table-cell>
          <table:table-cell/>
          <table:table-cell table:formula="of:=[.M35]/[.O35]" office:value-type="float" office:value="0.999999999999841" calcext:value-type="float">
            <text:p>1</text:p>
          </table:table-cell>
          <table:table-cell table:formula="of:=[.M35]-[.O35]" office:value-type="float" office:value="-0.000000000529780663782731" calcext:value-type="float">
            <text:p>-5.30E-01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667E-017" calcext:value-type="float">
            <text:p>-4.5607110154667E-017</text:p>
          </table:table-cell>
          <table:table-cell/>
          <table:table-cell table:style-name="ce8" office:value-type="float" office:value="0.99999999999742" calcext:value-type="float">
            <text:p>1</text:p>
          </table:table-cell>
          <table:table-cell table:style-name="ce8" office:value-type="float" office:value="1.17682023321838E-028" calcext:value-type="float">
            <text:p>1.17682023321838E-028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5607110154667E-017" calcext:value-type="float">
            <text:p>-4.5607110154667E-017</text:p>
          </table:table-cell>
          <table:table-cell/>
          <table:table-cell table:style-name="ce9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36]/[.O36]" office:value-type="float" office:value="1.00000000000251" calcext:value-type="float">
            <text:p>1</text:p>
          </table:table-cell>
          <table:table-cell table:formula="of:=[.M36]-[.O36]" office:value-type="float" office:value="-1.14409483160335E-028" calcext:value-type="float">
            <text:p>-1.14E-028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3413" calcext:value-type="float">
            <text:p>-0.7448206321</text:p>
          </table:table-cell>
          <table:table-cell/>
          <table:table-cell table:style-name="ce8" office:value-type="float" office:value="0.999999999997419" calcext:value-type="float">
            <text:p>1</text:p>
          </table:table-cell>
          <table:table-cell table:style-name="ce8" office:value-type="float" office:value="0.00000000000192212912253353" calcext:value-type="float">
            <text:p>1.92212912253353E-012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744820632143413" calcext:value-type="float">
            <text:p>-0.7448206321</text:p>
          </table:table-cell>
          <table:table-cell/>
          <table:table-cell table:style-name="ce9" table:formula="of:=[.F26]" office:value-type="float" office:value="-0.744820632141546" calcext:value-type="float">
            <text:p>-0.7448206321</text:p>
          </table:table-cell>
          <table:table-cell/>
          <table:table-cell table:formula="of:=[.M38]/[.O38]" office:value-type="float" office:value="1.00000000000251" calcext:value-type="float">
            <text:p>1</text:p>
          </table:table-cell>
          <table:table-cell table:formula="of:=[.M38]-[.O38]" office:value-type="float" office:value="-0.00000000000186706206051213" calcext:value-type="float">
            <text:p>-1.87E-012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2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46" calcext:value-type="float">
            <text:p>46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5.04870979341448E-029" calcext:value-type="float">
            <text:p>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00909494701772928" calcext:value-type="float">
            <text:p>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342.06081926858" calcext:value-type="float">
            <text:p>3342.060819268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858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92E-017" calcext:value-type="float">
            <text:p>-4.56071101545492E-01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9.24446373305873E-032" calcext:value-type="float">
            <text:p>-9.24446373305873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49" calcext:value-type="float">
            <text:p>-0.744820632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2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33]" office:value-type="float" office:value="0.000000000000204642204243625" calcext:value-type="float">
            <text:p>2.04642204243625E-013</text:p>
          </table:table-cell>
          <table:table-cell/>
          <table:table-cell table:formula="of:=[.M57]/[.O57]" office:value-type="float" office:value="1.00000000000014" calcext:value-type="float">
            <text:p>1</text:p>
          </table:table-cell>
          <table:table-cell table:formula="of:=[.M57]-[.O57]" office:value-type="float" office:value="2.80203393534503E-026" calcext:value-type="float">
            <text:p>2.80E-026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8" calcext:value-type="float">
            <text:p>3342.0608192686</text:p>
          </table:table-cell>
          <table:table-cell/>
          <table:table-cell table:style-name="ce9" table:formula="of:=[.F35]" office:value-type="float" office:value="3342.06081926813" calcext:value-type="float">
            <text:p>3342.0608192681</text:p>
          </table:table-cell>
          <table:table-cell/>
          <table:table-cell table:formula="of:=[.M59]/[.O59]" office:value-type="float" office:value="1.00000000000013" calcext:value-type="float">
            <text:p>1</text:p>
          </table:table-cell>
          <table:table-cell table:formula="of:=[.M59]-[.O59]" office:value-type="float" office:value="0.000000000449745130026713" calcext:value-type="float">
            <text:p>4.50E-01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9" table:formula="of:=[.F36]" office:value-type="float" office:value="-4.5607110154667E-017" calcext:value-type="float">
            <text:p>-4.5607110154667E-017</text:p>
          </table:table-cell>
          <table:table-cell/>
          <table:table-cell table:formula="of:=[.M60]/[.O60]" office:value-type="float" office:value="0.999999999997417" calcext:value-type="float">
            <text:p>1</text:p>
          </table:table-cell>
          <table:table-cell table:formula="of:=[.M60]-[.O60]" office:value-type="float" office:value="1.17799119862456E-028" calcext:value-type="float">
            <text:p>1.18E-028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style-name="ce9" table:formula="of:=[.F38]" office:value-type="float" office:value="-0.744820632143413" calcext:value-type="float">
            <text:p>-0.7448206321</text:p>
          </table:table-cell>
          <table:table-cell/>
          <table:table-cell table:formula="of:=[.M62]/[.O62]" office:value-type="float" office:value="0.999999999997418" calcext:value-type="float">
            <text:p>1</text:p>
          </table:table-cell>
          <table:table-cell table:formula="of:=[.M62]-[.O62]" office:value-type="float" office:value="0.0000000000019231283232557" calcext:value-type="float">
            <text:p>1.92E-012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21]" office:value-type="float" office:value="0.000000000000204642204243657" calcext:value-type="float">
            <text:p>2.04642204243657E-013</text:p>
          </table:table-cell>
          <table:table-cell/>
          <table:table-cell table:formula="of:=[.M69]/[.O69]" office:value-type="float" office:value="0.99999999999998" calcext:value-type="float">
            <text:p>1</text:p>
          </table:table-cell>
          <table:table-cell table:formula="of:=[.M69]-[.O69]" office:value-type="float" office:value="-3.98848073679744E-027" calcext:value-type="float">
            <text:p>-3.99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8" calcext:value-type="float">
            <text:p>3342.0608192686</text:p>
          </table:table-cell>
          <table:table-cell/>
          <table:table-cell table:style-name="ce9" table:formula="of:=[.F23]" office:value-type="float" office:value="3342.06081926866" calcext:value-type="float">
            <text:p>3342.0608192687</text:p>
          </table:table-cell>
          <table:table-cell/>
          <table:table-cell table:formula="of:=[.M71]/[.O71]" office:value-type="float" office:value="0.999999999999976" calcext:value-type="float">
            <text:p>1</text:p>
          </table:table-cell>
          <table:table-cell table:formula="of:=[.M71]-[.O71]" office:value-type="float" office:value="-0.0000000000800355337560177" calcext:value-type="float">
            <text:p>-8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9" table:formula="of:=[.F24]" office:value-type="float" office:value="-4.56071101545526E-017" calcext:value-type="float">
            <text:p>-4.56071101545526E-017</text:p>
          </table:table-cell>
          <table:table-cell/>
          <table:table-cell table:formula="of:=[.M72]/[.O72]" office:value-type="float" office:value="0.999999999999926" calcext:value-type="float">
            <text:p>1</text:p>
          </table:table-cell>
          <table:table-cell table:formula="of:=[.M72]-[.O72]" office:value-type="float" office:value="3.38963670212153E-030" calcext:value-type="float">
            <text:p>3.39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style-name="ce9" table:formula="of:=[.F26]" office:value-type="float" office:value="-0.744820632141546" calcext:value-type="float">
            <text:p>-0.7448206321</text:p>
          </table:table-cell>
          <table:table-cell/>
          <table:table-cell table:formula="of:=[.M74]/[.O74]" office:value-type="float" office:value="0.999999999999925" calcext:value-type="float">
            <text:p>1</text:p>
          </table:table-cell>
          <table:table-cell table:formula="of:=[.M74]-[.O74]" office:value-type="float" office:value="0.0000000000000560662627435704" calcext:value-type="float">
            <text:p>5.6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table table:name="After 200 sec tol. 1e-14" table:style-name="ta1">
        <table:table-column table:style-name="co1" table:number-columns-repeated="7" table:default-cell-style-name="Default"/>
        <table:table-column table:style-name="co2" table:default-cell-style-name="Default"/>
        <table:table-column table:style-name="co1" table:number-columns-repeated="9" table:default-cell-style-name="Default"/>
        <table:table-column table:style-name="co1" table:default-cell-style-name="ce7"/>
        <table:table-column table:style-name="co1" table:number-columns-repeated="7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20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0.00000000000001" calcext:value-type="float">
            <text:p>1.00E-014</text:p>
          </table:table-cell>
          <table:table-cell table:number-columns-repeated="20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5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8'.D4]" office:value-type="string" office:string-value="20 km MOLA" calcext:value-type="string">
            <text:p>20 km MOLA</text:p>
          </table:table-cell>
          <table:table-cell table:style-name="ce6" table:formula="of:=['After 200 sec tol. 1e-8'.E4]" office:value-type="string" office:string-value="TSI Order = " calcext:value-type="string">
            <text:p>TSI Order = </text:p>
          </table:table-cell>
          <table:table-cell table:style-name="ce6" table:formula="of:=['After 200 sec tol. 1e-8'.F4]" office:value-type="float" office:value="20" calcext:value-type="float">
            <text:p>20</text:p>
          </table:table-cell>
          <table:table-cell table:number-columns-repeated="19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9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8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20"/>
        </table:table-row>
        <table:table-row table:style-name="ro1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'After 200 sec tol. 1e-8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4" calcext:value-type="float">
            <text:p>-2.05E-013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8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8" table:formula="of:=SQRT([.D9]*[.D9]+[.D10]*[.D10]+[.D11]*[.D11])" office:value-type="float" office:value="3342.06081926858" calcext:value-type="float">
            <text:p>3342.0608192686</text:p>
          </table:table-cell>
          <table:table-cell/>
          <table:table-cell table:style-name="ce8" table:formula="of:=SQRT([.F9]*[.F9]+[.F10]*[.F10]+[.F11]*[.F11])" office:value-type="float" office:value="0" calcext:value-type="float">
            <text:p>0</text:p>
          </table:table-cell>
          <table:table-cell/>
          <table:table-cell table:formula="of:=[.T10]/[.V10]" office:value-type="string" office:string-value="" calcext:value-type="error">
            <text:p>#DIV/0!</text:p>
          </table:table-cell>
          <table:table-cell table:formula="of:=[.T10]-[.V10]" office:value-type="float" office:value="3342.06081926858" calcext:value-type="float">
            <text:p>3342.0608192686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342.06081926858" calcext:value-type="float">
            <text:p>3342.0608192686</text:p>
          </table:table-cell>
          <table:table-cell/>
          <table:table-cell table:style-name="ce9" table:formula="of:=['After 200 sec tol. 1e-8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342.06081926861" calcext:value-type="float">
            <text:p>3342.06081926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6861" calcext:value-type="float">
            <text:p>-3.3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9" table:formula="of:=['After 200 sec tol. 1e-8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9E-017" calcext:value-type="float">
            <text:p>4.56E-017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8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8" table:formula="of:=SQRT([.D12]*[.D12]+[.D13]*[.D13]+[.D14]*[.D14])" office:value-type="float" office:value="0.744820632141492" calcext:value-type="float">
            <text:p>0.7448206321</text:p>
          </table:table-cell>
          <table:table-cell/>
          <table:table-cell table:style-name="ce8" table:formula="of:=SQRT([.F12]*[.F12]+[.F13]*[.F13]+[.F14]*[.F14])" office:value-type="float" office:value="0" calcext:value-type="float">
            <text:p>0</text:p>
          </table:table-cell>
          <table:table-cell/>
          <table:table-cell table:formula="of:=[.T13]/[.V13]" office:value-type="string" office:string-value="" calcext:value-type="error">
            <text:p>#DIV/0!</text:p>
          </table:table-cell>
          <table:table-cell table:formula="of:=[.T13]-[.V13]" office:value-type="float" office:value="0.744820632141492" calcext:value-type="float">
            <text:p>0.7448206321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744820632141492" calcext:value-type="float">
            <text:p>-0.7448206321</text:p>
          </table:table-cell>
          <table:table-cell/>
          <table:table-cell table:style-name="ce9" table:formula="of:=['After 200 sec tol. 1e-8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2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744820632141502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1502" calcext:value-type="float">
            <text:p>7.45E-00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8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'After 200 sec tol. 1e-8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table:formula="of:=['After 200 sec tol. 1e-8'.F17]" office:value-type="float" office:value="0" calcext:value-type="float">
            <text:p>0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4" calcext:value-type="float">
            <text:p>2.04642204243654E-013</text:p>
          </table:table-cell>
          <table:table-cell/>
          <table:table-cell table:style-name="ce8" office:value-type="float" office:value="0.999999999999994" calcext:value-type="float">
            <text:p>1</text:p>
          </table:table-cell>
          <table:table-cell table:style-name="ce8" office:value-type="float" office:value="-1.21169035041947E-027" calcext:value-type="float">
            <text:p>-1.21169035041947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4642204243648" calcext:value-type="float">
            <text:p>2.04642204243648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48" calcext:value-type="float">
            <text:p>-2.05E-013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/>
          <table:table-cell table:style-name="ce8" table:formula="of:=SQRT([.D21]*[.D21]+[.D22]*[.D22]+[.D23]*[.D23])" office:value-type="float" office:value="3342.06081926858" calcext:value-type="float">
            <text:p>3342.0608192686</text:p>
          </table:table-cell>
          <table:table-cell/>
          <table:table-cell table:style-name="ce8" table:formula="of:=SQRT([.F21]*[.F21]+[.F22]*[.F22]+[.F23]*[.F23])" office:value-type="float" office:value="3342.06081926861" calcext:value-type="float">
            <text:p>3342.0608192686</text:p>
          </table:table-cell>
          <table:table-cell/>
          <table:table-cell table:formula="of:=[.T22]/[.V22]" office:value-type="float" office:value="0.999999999999991" calcext:value-type="float">
            <text:p>1</text:p>
          </table:table-cell>
          <table:table-cell table:formula="of:=[.T22]-[.V22]" office:value-type="float" office:value="-0.0000000000300133251585066" calcext:value-type="float">
            <text:p>-3.00133251585066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61" calcext:value-type="float">
            <text:p>3342.0608192686</text:p>
          </table:table-cell>
          <table:table-cell/>
          <table:table-cell table:style-name="ce8" office:value-type="float" office:value="0.999999999999994" calcext:value-type="float">
            <text:p>1</text:p>
          </table:table-cell>
          <table:table-cell table:style-name="ce8" office:value-type="float" office:value="-0.0000000000204636307898909" calcext:value-type="float">
            <text:p>-2.04636307898909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342.06081926852" calcext:value-type="float">
            <text:p>3342.0608192685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26852" calcext:value-type="float">
            <text:p>-3.3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99E-017" calcext:value-type="float">
            <text:p>-4.56071101545499E-017</text:p>
          </table:table-cell>
          <table:table-cell/>
          <table:table-cell table:style-name="ce8" office:value-type="float" office:value="0.999999999999986" calcext:value-type="float">
            <text:p>1</text:p>
          </table:table-cell>
          <table:table-cell table:style-name="ce8" office:value-type="float" office:value="6.22460558025955E-031" calcext:value-type="float">
            <text:p>6.22460558025955E-031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5607110154568E-017" calcext:value-type="float">
            <text:p>-4.5607110154568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568E-017" calcext:value-type="float">
            <text:p>4.56E-017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/>
          <table:table-cell table:style-name="ce8" table:formula="of:=SQRT([.D24]*[.D24]+[.D25]*[.D25]+[.D26]*[.D26])" office:value-type="float" office:value="0.744820632141492" calcext:value-type="float">
            <text:p>0.7448206321</text:p>
          </table:table-cell>
          <table:table-cell/>
          <table:table-cell table:style-name="ce8" table:formula="of:=SQRT([.F24]*[.F24]+[.F25]*[.F25]+[.F26]*[.F26])" office:value-type="float" office:value="0.744820632141502" calcext:value-type="float">
            <text:p>0.7448206321</text:p>
          </table:table-cell>
          <table:table-cell/>
          <table:table-cell table:formula="of:=[.T25]/[.V25]" office:value-type="float" office:value="0.999999999999987" calcext:value-type="float">
            <text:p>1</text:p>
          </table:table-cell>
          <table:table-cell table:formula="of:=[.T25]-[.V25]" office:value-type="float" office:value="-9.99200722162641E-015" calcext:value-type="float">
            <text:p>-9.99200722162641E-015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2" calcext:value-type="float">
            <text:p>-0.7448206321</text:p>
          </table:table-cell>
          <table:table-cell/>
          <table:table-cell table:style-name="ce8" office:value-type="float" office:value="-0.744820632141502" calcext:value-type="float">
            <text:p>-0.7448206321</text:p>
          </table:table-cell>
          <table:table-cell/>
          <table:table-cell table:style-name="ce8" office:value-type="float" office:value="0.999999999999987" calcext:value-type="float">
            <text:p>1</text:p>
          </table:table-cell>
          <table:table-cell table:style-name="ce8" office:value-type="float" office:value="9.99200722162641E-015" calcext:value-type="float">
            <text:p>9.99200722162641E-015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744820632141798" calcext:value-type="float">
            <text:p>-0.744820632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141798" calcext:value-type="float">
            <text:p>7.45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17]" office:value-type="string" office:string-value="Steps taken" calcext:value-type="string">
            <text:p>Steps taken</text:p>
          </table:table-cell>
          <table:table-cell/>
          <table:table-cell table:style-name="ce6"/>
          <table:table-cell/>
          <table:table-cell table:style-name="ce6" office:value-type="float" office:value="9" calcext:value-type="float">
            <text:p>9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48" calcext:value-type="float">
            <text:p>2.04642204243648E-013</text:p>
          </table:table-cell>
          <table:table-cell/>
          <table:table-cell table:style-name="ce8" office:value-type="float" office:value="1.00000000000002" calcext:value-type="float">
            <text:p>1</text:p>
          </table:table-cell>
          <table:table-cell table:style-name="ce8" office:value-type="float" office:value="4.72054365684253E-027" calcext:value-type="float">
            <text:p>4.72054365684253E-027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4642204243648" calcext:value-type="float">
            <text:p>2.04642204243648E-013</text:p>
          </table:table-cell>
          <table:table-cell/>
          <table:table-cell table:style-name="ce9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33]/[.O33]" office:value-type="float" office:value="0.999999999999971" calcext:value-type="float">
            <text:p>1</text:p>
          </table:table-cell>
          <table:table-cell table:formula="of:=[.M33]-[.O33]" office:value-type="float" office:value="-6.00796465416323E-027" calcext:value-type="float">
            <text:p>-6.01E-027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/>
          <table:table-cell table:style-name="ce8" table:formula="of:=SQRT([.D33]*[.D33]+[.D34]*[.D34]+[.D35]*[.D35])" office:value-type="float" office:value="3342.06081926858" calcext:value-type="float">
            <text:p>3342.0608192686</text:p>
          </table:table-cell>
          <table:table-cell/>
          <table:table-cell table:style-name="ce8" table:formula="of:=SQRT([.F33]*[.F33]+[.F34]*[.F34]+[.F35]*[.F35])" office:value-type="float" office:value="3342.06081926852" calcext:value-type="float">
            <text:p>3342.0608192685</text:p>
          </table:table-cell>
          <table:table-cell/>
          <table:table-cell table:formula="of:=[.T34]/[.V34]" office:value-type="float" office:value="1.00000000000002" calcext:value-type="float">
            <text:p>1</text:p>
          </table:table-cell>
          <table:table-cell table:formula="of:=[.T34]-[.V34]" office:value-type="float" office:value="0.0000000000600266503170133" calcext:value-type="float">
            <text:p>6.00266503170133E-011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52" calcext:value-type="float">
            <text:p>3342.0608192685</text:p>
          </table:table-cell>
          <table:table-cell/>
          <table:table-cell table:style-name="ce8" office:value-type="float" office:value="1.00000000000002" calcext:value-type="float">
            <text:p>1</text:p>
          </table:table-cell>
          <table:table-cell table:style-name="ce8" office:value-type="float" office:value="0.0000000000691215973347425" calcext:value-type="float">
            <text:p>6.91215973347425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342.06081926852" calcext:value-type="float">
            <text:p>3342.0608192685</text:p>
          </table:table-cell>
          <table:table-cell/>
          <table:table-cell table:style-name="ce9" table:formula="of:=[.F23]" office:value-type="float" office:value="3342.06081926861" calcext:value-type="float">
            <text:p>3342.0608192686</text:p>
          </table:table-cell>
          <table:table-cell/>
          <table:table-cell table:formula="of:=[.M35]/[.O35]" office:value-type="float" office:value="0.999999999999973" calcext:value-type="float">
            <text:p>1</text:p>
          </table:table-cell>
          <table:table-cell table:formula="of:=[.M35]-[.O35]" office:value-type="float" office:value="-0.0000000000900399754755199" calcext:value-type="float">
            <text:p>-9.00E-011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68E-017" calcext:value-type="float">
            <text:p>-4.5607110154568E-017</text:p>
          </table:table-cell>
          <table:table-cell/>
          <table:table-cell table:style-name="ce8" office:value-type="float" office:value="0.999999999999589" calcext:value-type="float">
            <text:p>1</text:p>
          </table:table-cell>
          <table:table-cell table:style-name="ce8" office:value-type="float" office:value="1.8729283523177E-029" calcext:value-type="float">
            <text:p>1.8729283523177E-029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5607110154568E-017" calcext:value-type="float">
            <text:p>-4.5607110154568E-017</text:p>
          </table:table-cell>
          <table:table-cell/>
          <table:table-cell table:style-name="ce9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36]/[.O36]" office:value-type="float" office:value="1.0000000000004" calcext:value-type="float">
            <text:p>1</text:p>
          </table:table-cell>
          <table:table-cell table:formula="of:=[.M36]-[.O36]" office:value-type="float" office:value="-1.8100659989329E-029" calcext:value-type="float">
            <text:p>-1.81E-029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/>
          <table:table-cell table:style-name="ce8" table:formula="of:=SQRT([.D36]*[.D36]+[.D37]*[.D37]+[.D38]*[.D38])" office:value-type="float" office:value="0.744820632141492" calcext:value-type="float">
            <text:p>0.7448206321</text:p>
          </table:table-cell>
          <table:table-cell/>
          <table:table-cell table:style-name="ce8" table:formula="of:=SQRT([.F36]*[.F36]+[.F37]*[.F37]+[.F38]*[.F38])" office:value-type="float" office:value="0.744820632141798" calcext:value-type="float">
            <text:p>0.7448206321</text:p>
          </table:table-cell>
          <table:table-cell/>
          <table:table-cell table:formula="of:=[.T37]/[.V37]" office:value-type="float" office:value="0.999999999999589" calcext:value-type="float">
            <text:p>1</text:p>
          </table:table-cell>
          <table:table-cell table:formula="of:=[.T37]-[.V37]" office:value-type="float" office:value="-0.000000000000305977465586693" calcext:value-type="float">
            <text:p>-3.05977465586693E-013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2" calcext:value-type="float">
            <text:p>-0.7448206321</text:p>
          </table:table-cell>
          <table:table-cell/>
          <table:table-cell table:style-name="ce8" office:value-type="float" office:value="-0.744820632141798" calcext:value-type="float">
            <text:p>-0.7448206321</text:p>
          </table:table-cell>
          <table:table-cell/>
          <table:table-cell table:style-name="ce8" office:value-type="float" office:value="0.999999999999588" calcext:value-type="float">
            <text:p>1</text:p>
          </table:table-cell>
          <table:table-cell table:style-name="ce8" office:value-type="float" office:value="0.000000000000306532577099006" calcext:value-type="float">
            <text:p>3.06532577099006E-013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744820632141798" calcext:value-type="float">
            <text:p>-0.7448206321</text:p>
          </table:table-cell>
          <table:table-cell/>
          <table:table-cell table:style-name="ce9" table:formula="of:=[.F26]" office:value-type="float" office:value="-0.744820632141502" calcext:value-type="float">
            <text:p>-0.7448206321</text:p>
          </table:table-cell>
          <table:table-cell/>
          <table:table-cell table:formula="of:=[.M38]/[.O38]" office:value-type="float" office:value="1.0000000000004" calcext:value-type="float">
            <text:p>1</text:p>
          </table:table-cell>
          <table:table-cell table:formula="of:=[.M38]-[.O38]" office:value-type="float" office:value="-0.000000000000295985458365067" calcext:value-type="float">
            <text:p>-2.96E-013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71" calcext:value-type="float">
            <text:p>71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2"/>
          <table:table-cell table:style-name="ce6" office:value-type="string" calcext:value-type="string">
            <text:p>TSI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7.57306469012171E-029" calcext:value-type="float">
            <text:p>-7.57306469012171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/>
          <table:table-cell table:style-name="ce8" office:value-type="string" calcext:value-type="string">
            <text:p>r</text:p>
          </table:table-cell>
          <table:table-cell/>
          <table:table-cell office:value-type="string" calcext:value-type="string">
            <text:p>r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/>
          <table:table-cell table:style-name="ce8" table:formula="of:=SQRT([.D45]*[.D45]+[.D46]*[.D46]+[.D47]*[.D47])" office:value-type="float" office:value="3342.06081926858" calcext:value-type="float">
            <text:p>3342.0608192686</text:p>
          </table:table-cell>
          <table:table-cell/>
          <table:table-cell table:style-name="ce8" table:formula="of:=SQRT([.F45]*[.F45]+[.F46]*[.F46]+[.F47]*[.F47])" office:value-type="float" office:value="3342.06081926859" calcext:value-type="float">
            <text:p>3342.0608192686</text:p>
          </table:table-cell>
          <table:table-cell/>
          <table:table-cell table:formula="of:=[.T46]/[.V46]" office:value-type="float" office:value="0.999999999999997" calcext:value-type="float">
            <text:p>1</text:p>
          </table:table-cell>
          <table:table-cell table:formula="of:=[.T46]-[.V46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0.000000000000909494701772928" calcext:value-type="float">
            <text:p>-9.09494701772928E-013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859" calcext:value-type="float">
            <text:p>-3.34E+003</text:p>
          </table:table-cell>
          <table:table-cell/>
          <table:table-cell table:style-name="ce8"/>
          <table:table-cell table:number-columns-repeated="5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6.16297582203915E-033" calcext:value-type="float">
            <text:p>-6.16297582203915E-033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56071101545493E-017" calcext:value-type="float">
            <text:p>-4.56071101545493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3E-017" calcext:value-type="float">
            <text:p>4.56E-017</text:p>
          </table:table-cell>
          <table:table-cell/>
          <table:table-cell table:style-name="ce8" office:value-type="string" calcext:value-type="string">
            <text:p>v</text:p>
          </table:table-cell>
          <table:table-cell/>
          <table:table-cell office:value-type="string" calcext:value-type="string">
            <text:p>v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/>
          <table:table-cell table:style-name="ce8" table:formula="of:=SQRT([.D48]*[.D48]+[.D49]*[.D49]+[.D50]*[.D50])" office:value-type="float" office:value="0.744820632141492" calcext:value-type="float">
            <text:p>0.7448206321</text:p>
          </table:table-cell>
          <table:table-cell/>
          <table:table-cell table:style-name="ce8" table:formula="of:=SQRT([.F48]*[.F48]+[.F49]*[.F49]+[.F50]*[.F50])" office:value-type="float" office:value="0.744820632141491" calcext:value-type="float">
            <text:p>0.7448206321</text:p>
          </table:table-cell>
          <table:table-cell/>
          <table:table-cell table:formula="of:=[.T49]/[.V49]" office:value-type="float" office:value="1" calcext:value-type="float">
            <text:p>1</text:p>
          </table:table-cell>
          <table:table-cell table:formula="of:=[.T49]-[.V49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2" calcext:value-type="float">
            <text:p>-0.7448206321</text:p>
          </table:table-cell>
          <table:table-cell/>
          <table:table-cell table:style-name="ce8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9.99200722162641E-016" calcext:value-type="float">
            <text:p>-9.9920072216264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744820632141491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1491" calcext:value-type="float">
            <text:p>7.45E-001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7"/>
        </table:table-row>
        <table:table-row table:style-name="ro1">
          <table:table-cell table:number-columns-repeated="25"/>
        </table:table-row>
        <table:table-row table:style-name="ro1">
          <table:table-cell/>
          <table:table-cell table:style-name="ce6" table:formula="of:=[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6" calcext:value-type="float">
            <text:p>16</text:p>
          </table:table-cell>
          <table:table-cell table:number-columns-repeated="19"/>
        </table:table-row>
        <table:table-row table:style-name="ro1" table:number-rows-repeated="2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33]" office:value-type="float" office:value="0.000000000000204642204243648" calcext:value-type="float">
            <text:p>2.04642204243648E-013</text:p>
          </table:table-cell>
          <table:table-cell/>
          <table:table-cell table:formula="of:=[.M57]/[.O57]" office:value-type="float" office:value="1.00000000000002" calcext:value-type="float">
            <text:p>1</text:p>
          </table:table-cell>
          <table:table-cell table:formula="of:=[.M57]-[.O57]" office:value-type="float" office:value="5.0234662444474E-027" calcext:value-type="float">
            <text:p>5.02E-027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35]" office:value-type="float" office:value="3342.06081926852" calcext:value-type="float">
            <text:p>3342.0608192685</text:p>
          </table:table-cell>
          <table:table-cell/>
          <table:table-cell table:formula="of:=[.M59]/[.O59]" office:value-type="float" office:value="1.00000000000002" calcext:value-type="float">
            <text:p>1</text:p>
          </table:table-cell>
          <table:table-cell table:formula="of:=[.M59]-[.O59]" office:value-type="float" office:value="0.0000000000700310920365155" calcext:value-type="float">
            <text:p>7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3E-017" calcext:value-type="float">
            <text:p>-4.56071101545493E-017</text:p>
          </table:table-cell>
          <table:table-cell/>
          <table:table-cell table:style-name="ce9" table:formula="of:=[.F36]" office:value-type="float" office:value="-4.5607110154568E-017" calcext:value-type="float">
            <text:p>-4.5607110154568E-017</text:p>
          </table:table-cell>
          <table:table-cell/>
          <table:table-cell table:formula="of:=[.M60]/[.O60]" office:value-type="float" office:value="0.99999999999959" calcext:value-type="float">
            <text:p>1</text:p>
          </table:table-cell>
          <table:table-cell table:formula="of:=[.M60]-[.O60]" office:value-type="float" office:value="1.86923056682448E-029" calcext:value-type="float">
            <text:p>1.87E-029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1" calcext:value-type="float">
            <text:p>-0.7448206321</text:p>
          </table:table-cell>
          <table:table-cell/>
          <table:table-cell table:style-name="ce9" table:formula="of:=[.F38]" office:value-type="float" office:value="-0.744820632141798" calcext:value-type="float">
            <text:p>-0.7448206321</text:p>
          </table:table-cell>
          <table:table-cell/>
          <table:table-cell table:formula="of:=[.M62]/[.O62]" office:value-type="float" office:value="0.999999999999588" calcext:value-type="float">
            <text:p>1</text:p>
          </table:table-cell>
          <table:table-cell table:formula="of:=[.M62]-[.O62]" office:value-type="float" office:value="0.000000000000306976666308856" calcext:value-type="float">
            <text:p>3.07E-013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4">
          <table:table-cell table:number-columns-repeated="25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21]" office:value-type="float" office:value="0.000000000000204642204243654" calcext:value-type="float">
            <text:p>2.04642204243654E-013</text:p>
          </table:table-cell>
          <table:table-cell/>
          <table:table-cell table:formula="of:=[.M69]/[.O69]" office:value-type="float" office:value="0.999999999999995" calcext:value-type="float">
            <text:p>1</text:p>
          </table:table-cell>
          <table:table-cell table:formula="of:=[.M69]-[.O69]" office:value-type="float" office:value="-9.84498409715823E-028" calcext:value-type="float">
            <text:p>-9.84E-028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23]" office:value-type="float" office:value="3342.06081926861" calcext:value-type="float">
            <text:p>3342.0608192686</text:p>
          </table:table-cell>
          <table:table-cell/>
          <table:table-cell table:formula="of:=[.M71]/[.O71]" office:value-type="float" office:value="0.999999999999994" calcext:value-type="float">
            <text:p>1</text:p>
          </table:table-cell>
          <table:table-cell table:formula="of:=[.M71]-[.O71]" office:value-type="float" office:value="-0.0000000000200088834390044" calcext:value-type="float">
            <text:p>-2.00E-01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3E-017" calcext:value-type="float">
            <text:p>-4.56071101545493E-017</text:p>
          </table:table-cell>
          <table:table-cell/>
          <table:table-cell table:style-name="ce9" table:formula="of:=[.F24]" office:value-type="float" office:value="-4.56071101545499E-017" calcext:value-type="float">
            <text:p>-4.56071101545499E-017</text:p>
          </table:table-cell>
          <table:table-cell/>
          <table:table-cell table:formula="of:=[.M72]/[.O72]" office:value-type="float" office:value="0.999999999999987" calcext:value-type="float">
            <text:p>1</text:p>
          </table:table-cell>
          <table:table-cell table:formula="of:=[.M72]-[.O72]" office:value-type="float" office:value="5.91645678915759E-031" calcext:value-type="float">
            <text:p>5.92E-031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1" calcext:value-type="float">
            <text:p>-0.7448206321</text:p>
          </table:table-cell>
          <table:table-cell/>
          <table:table-cell table:style-name="ce9" table:formula="of:=[.F26]" office:value-type="float" office:value="-0.744820632141502" calcext:value-type="float">
            <text:p>-0.7448206321</text:p>
          </table:table-cell>
          <table:table-cell/>
          <table:table-cell table:formula="of:=[.M74]/[.O74]" office:value-type="float" office:value="0.999999999999985" calcext:value-type="float">
            <text:p>1</text:p>
          </table:table-cell>
          <table:table-cell table:formula="of:=[.M74]-[.O74]" office:value-type="float" office:value="0.0000000000000109912079437891" calcext:value-type="float">
            <text:p>1.10E-014</text:p>
          </table:table-cell>
          <table:table-cell table:number-columns-repeated="7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7"/>
        </table:table-row>
        <table:table-row table:style-name="ro1" table:number-rows-repeated="1048500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After 200 sec tol. 1e-15" table:style-name="ta1">
        <table:table-column table:style-name="co1" table:number-columns-repeated="17" table:default-cell-style-name="Default"/>
        <table:table-column table:style-name="co1" table:default-cell-style-name="ce7"/>
        <table:table-column table:style-name="co1" table:number-columns-repeated="2" table:default-cell-style-name="Default"/>
        <table:table-row table:style-name="ro1">
          <table:table-cell/>
          <table:table-cell table:style-name="ce6" office:value-type="string" calcext:value-type="string">
            <text:p>TSI</text:p>
          </table:table-cell>
          <table:table-cell table:style-name="ce6" office:value-type="string" calcext:value-type="string">
            <text:p>RKF78</text:p>
          </table:table-cell>
          <table:table-cell table:style-name="ce6" office:value-type="string" calcext:value-type="string">
            <text:p>RKF45</text:p>
          </table:table-cell>
          <table:table-cell table:style-name="ce6" office:value-type="string" calcext:value-type="string">
            <text:p>DP8(7)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Tolerance:</text:p>
          </table:table-cell>
          <table:table-cell table:number-columns-repeated="4" table:style-name="ce7" office:value-type="float" office:value="1E-015" calcext:value-type="float">
            <text:p>1.00E-015</text:p>
          </table:table-cell>
          <table:table-cell table:number-columns-repeated="15"/>
        </table:table-row>
        <table:table-row table:style-name="ro1">
          <table:table-cell table:number-columns-repeated="7"/>
          <table:table-cell table:style-name="ce10"/>
          <table:table-cell office:value-type="string" calcext:value-type="string">
            <text:p>=</text:p>
          </table:table-cell>
          <table:table-cell office:value-type="string" calcext:value-type="string">
            <text:p>don't need to fill anything in</text:p>
          </table:table-cell>
          <table:table-cell table:number-columns-repeated="10"/>
        </table:table-row>
        <table:table-row table:style-name="ro1">
          <table:table-cell table:style-name="ce6" table:formula="of:=['After 0.2 sec'.A4]" office:value-type="float" office:value="0" calcext:value-type="float">
            <text:p>0</text:p>
          </table:table-cell>
          <table:table-cell/>
          <table:table-cell table:style-name="ce6" office:value-type="string" calcext:value-type="string">
            <text:p>Altitude = </text:p>
          </table:table-cell>
          <table:table-cell table:style-name="ce6" table:formula="of:=['After 200 sec tol. 1e-14'.D4]" office:value-type="string" office:string-value="20 km MOLA" calcext:value-type="string">
            <text:p>20 km MOLA</text:p>
          </table:table-cell>
          <table:table-cell table:style-name="ce6" table:formula="of:=['After 200 sec tol. 1e-14'.E4]" office:value-type="string" office:string-value="TSI Order = " calcext:value-type="string">
            <text:p>TSI Order = </text:p>
          </table:table-cell>
          <table:table-cell table:style-name="ce6" table:formula="of:=['After 200 sec tol. 1e-14'.F4]" office:value-type="float" office:value="20" calcext:value-type="float">
            <text:p>20</text:p>
          </table:table-cell>
          <table:table-cell table:number-columns-repeated="14"/>
        </table:table-row>
        <table:table-row table:style-name="ro1">
          <table:table-cell table:style-name="ce6" table:formula="of:=['After 0.2 sec'.A5]" office:value-type="string" office:string-value="No Thrust" calcext:value-type="string">
            <text:p>No Thrust</text:p>
          </table:table-cell>
          <table:table-cell table:number-columns-repeated="3"/>
          <table:table-cell table:style-name="ce6" table:number-columns-repeated="2"/>
          <table:table-cell table:number-columns-repeated="14"/>
        </table:table-row>
        <table:table-row table:style-name="ro1">
          <table:table-cell table:style-name="ce6" table:formula="of:=['After 0.2 sec'.A6]" office:value-type="string" office:string-value="No Drag" calcext:value-type="string">
            <text:p>No Drag</text:p>
          </table:table-cell>
          <table:table-cell/>
          <table:table-cell table:style-name="ce6" office:value-type="string" calcext:value-type="string">
            <text:p>After</text:p>
          </table:table-cell>
          <table:table-cell table:style-name="ce6" table:formula="of:=['After 200 sec tol. 1e-14'.D6]" office:value-type="float" office:value="200" calcext:value-type="float">
            <text:p>200</text:p>
          </table:table-cell>
          <table:table-cell table:style-name="ce6" office:value-type="string" calcext:value-type="string">
            <text:p>sec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'After 200 sec tol. 1e-14'.F9]" office:value-type="float" office:value="0" calcext:value-type="float">
            <text:p>0</text:p>
          </table:table-cell>
          <table:table-cell/>
          <table:table-cell table:formula="of:=[.D9]/[.F9]" office:value-type="string" office:string-value="" calcext:value-type="error">
            <text:p>#DIV/0!</text:p>
          </table:table-cell>
          <table:table-cell table:formula="of:=[.D9]-[.F9]" office:value-type="float" office:value="0.000000000000204642204243653" calcext:value-type="float">
            <text:p>2.04642204243653E-013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9]/[.O9]" office:value-type="float" office:value="0" calcext:value-type="float">
            <text:p>0</text:p>
          </table:table-cell>
          <table:table-cell table:formula="of:=[.M9]-[.O9]" office:value-type="float" office:value="-0.000000000000204642204243653" calcext:value-type="float">
            <text:p>-2.05E-01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4'.F10]" office:value-type="float" office:value="0" calcext:value-type="float">
            <text:p>0</text:p>
          </table:table-cell>
          <table:table-cell/>
          <table:table-cell table:formula="of:=[.D10]/[.F10]" office:value-type="string" office:string-value="" calcext:value-type="error">
            <text:p>#DIV/0!</text:p>
          </table:table-cell>
          <table:table-cell table:formula="of:=[.D10]-[.F10]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10]/[.O10]" office:value-type="string" office:string-value="" calcext:value-type="error">
            <text:p>#DIV/0!</text:p>
          </table:table-cell>
          <table:table-cell table:formula="of:=[.M10]-[.O10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8" office:value-type="float" office:value="3342.06081926858" calcext:value-type="float">
            <text:p>3342.0608192686</text:p>
          </table:table-cell>
          <table:table-cell/>
          <table:table-cell table:style-name="ce9" table:formula="of:=['After 200 sec tol. 1e-14'.F11]" office:value-type="float" office:value="0" calcext:value-type="float">
            <text:p>0</text:p>
          </table:table-cell>
          <table:table-cell/>
          <table:table-cell table:formula="of:=[.D11]/[.F11]" office:value-type="string" office:string-value="" calcext:value-type="error">
            <text:p>#DIV/0!</text:p>
          </table:table-cell>
          <table:table-cell table:formula="of:=[.D11]-[.F11]" office:value-type="float" office:value="3342.06081926858" calcext:value-type="float">
            <text:p>3342.0608192686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23]" office:value-type="float" office:value="3342.06081926859" calcext:value-type="float">
            <text:p>3342.0608192686</text:p>
          </table:table-cell>
          <table:table-cell/>
          <table:table-cell table:formula="of:=[.M11]/[.O11]" office:value-type="float" office:value="0" calcext:value-type="float">
            <text:p>0</text:p>
          </table:table-cell>
          <table:table-cell table:formula="of:=[.M11]-[.O11]" office:value-type="float" office:value="-3342.06081926859" calcext:value-type="float">
            <text:p>-3.34E+003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9" table:formula="of:=['After 200 sec tol. 1e-14'.F12]" office:value-type="float" office:value="0" calcext:value-type="float">
            <text:p>0</text:p>
          </table:table-cell>
          <table:table-cell/>
          <table:table-cell table:formula="of:=[.D12]/[.F12]" office:value-type="string" office:string-value="" calcext:value-type="error">
            <text:p>#DIV/0!</text:p>
          </table:table-cell>
          <table:table-cell table:formula="of:=[.D12]-[.F12]" office:value-type="float" office:value="-4.56071101545493E-017" calcext:value-type="float">
            <text:p>-4.56071101545493E-017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12]/[.O12]" office:value-type="float" office:value="-0" calcext:value-type="float">
            <text:p>0</text:p>
          </table:table-cell>
          <table:table-cell table:formula="of:=[.M12]-[.O12]" office:value-type="float" office:value="4.56071101545493E-017" calcext:value-type="float">
            <text:p>4.56E-017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9" table:formula="of:=['After 200 sec tol. 1e-14'.F13]" office:value-type="float" office:value="0" calcext:value-type="float">
            <text:p>0</text:p>
          </table:table-cell>
          <table:table-cell/>
          <table:table-cell table:formula="of:=[.D13]/[.F13]" office:value-type="string" office:string-value="" calcext:value-type="error">
            <text:p>#DIV/0!</text:p>
          </table:table-cell>
          <table:table-cell table:formula="of:=[.D13]-[.F13]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13]/[.O13]" office:value-type="string" office:string-value="" calcext:value-type="error">
            <text:p>#DIV/0!</text:p>
          </table:table-cell>
          <table:table-cell table:formula="of:=[.M13]-[.O13]" office:value-type="float" office:value="0" calcext:value-type="float">
            <text:p>0.00E+000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8" office:value-type="float" office:value="-0.744820632141491" calcext:value-type="float">
            <text:p>-0.7448206321</text:p>
          </table:table-cell>
          <table:table-cell/>
          <table:table-cell table:style-name="ce9" table:formula="of:=['After 200 sec tol. 1e-14'.F14]" office:value-type="float" office:value="0" calcext:value-type="float">
            <text:p>0</text:p>
          </table:table-cell>
          <table:table-cell/>
          <table:table-cell table:formula="of:=[.D14]/[.F14]" office:value-type="string" office:string-value="" calcext:value-type="error">
            <text:p>#DIV/0!</text:p>
          </table:table-cell>
          <table:table-cell table:formula="of:=[.D14]-[.F14]" office:value-type="float" office:value="-0.744820632141491" calcext:value-type="float">
            <text:p>-0.7448206321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26]" office:value-type="float" office:value="-0.744820632141492" calcext:value-type="float">
            <text:p>-0.7448206321</text:p>
          </table:table-cell>
          <table:table-cell/>
          <table:table-cell table:formula="of:=[.M14]/[.O14]" office:value-type="float" office:value="-0" calcext:value-type="float">
            <text:p>0</text:p>
          </table:table-cell>
          <table:table-cell table:formula="of:=[.M14]-[.O14]" office:value-type="float" office:value="0.744820632141492" calcext:value-type="float">
            <text:p>7.45E-001</text:p>
          </table:table-cell>
          <table:table-cell/>
          <table:table-cell table:style-name="ce8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9" table:formula="of:=['After 200 sec tol. 1e-14'.F15]" office:value-type="float" office:value="0" calcext:value-type="float">
            <text:p>0</text:p>
          </table:table-cell>
          <table:table-cell/>
          <table:table-cell table:formula="of:=[.D15]/[.F15]" office:value-type="string" office:string-value="" calcext:value-type="error">
            <text:p>#DIV/0!</text:p>
          </table:table-cell>
          <table:table-cell table:formula="of:=[.D15]-[.F15]" office:value-type="float" office:value="227" calcext:value-type="float">
            <text:p>227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15]/[.O15]" office:value-type="float" office:value="0" calcext:value-type="float">
            <text:p>0</text:p>
          </table:table-cell>
          <table:table-cell table:formula="of:=[.M15]-[.O15]" office:value-type="float" office:value="-227" calcext:value-type="float">
            <text:p>-2.27E+002</text:p>
          </table:table-cell>
          <table:table-cell/>
          <table:table-cell table:style-name="ce8"/>
        </table:table-row>
        <table:table-row table:style-name="ro1">
          <table:table-cell table:number-columns-repeated="3"/>
          <table:table-cell table:style-name="ce8"/>
          <table:table-cell table:number-columns-repeated="16"/>
        </table:table-row>
        <table:table-row table:style-name="ro1">
          <table:table-cell/>
          <table:table-cell table:style-name="ce6" table:formula="of:=['After 200 sec tol. 1e-14'.B17]" office:value-type="string" office:string-value="Steps taken" calcext:value-type="string">
            <text:p>Steps take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/>
          <table:table-cell table:style-name="ce6" table:formula="of:=['After 200 sec tol. 1e-8'.F17]" office:value-type="float" office:value="0" calcext:value-type="float">
            <text:p>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5.04870979341448E-029" calcext:value-type="float">
            <text:p>-5.04870979341448E-029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33]" office:value-type="float" office:value="0.000000000000204642204243652" calcext:value-type="float">
            <text:p>2.04642204243652E-013</text:p>
          </table:table-cell>
          <table:table-cell/>
          <table:table-cell table:formula="of:=[.M21]/[.O21]" office:value-type="float" office:value="0" calcext:value-type="float">
            <text:p>0</text:p>
          </table:table-cell>
          <table:table-cell table:formula="of:=[.M21]-[.O21]" office:value-type="float" office:value="-0.000000000000204642204243652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22]/[.O22]" office:value-type="string" office:string-value="" calcext:value-type="error">
            <text:p>#DIV/0!</text:p>
          </table:table-cell>
          <table:table-cell table:formula="of:=[.M22]-[.O2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181898940354586" calcext:value-type="float">
            <text:p>-1.81898940354586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35]" office:value-type="float" office:value="3342.06081926857" calcext:value-type="float">
            <text:p>3342.0608192686</text:p>
          </table:table-cell>
          <table:table-cell/>
          <table:table-cell table:formula="of:=[.M23]/[.O23]" office:value-type="float" office:value="0" calcext:value-type="float">
            <text:p>0</text:p>
          </table:table-cell>
          <table:table-cell table:formula="of:=[.M23]-[.O23]" office:value-type="float" office:value="-3342.06081926857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5.54667823983524E-032" calcext:value-type="float">
            <text:p>5.54667823983524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36]" office:value-type="float" office:value="-4.56071101545524E-017" calcext:value-type="float">
            <text:p>-4.56071101545524E-017</text:p>
          </table:table-cell>
          <table:table-cell/>
          <table:table-cell table:formula="of:=[.M24]/[.O24]" office:value-type="float" office:value="-0" calcext:value-type="float">
            <text:p>0</text:p>
          </table:table-cell>
          <table:table-cell table:formula="of:=[.M24]-[.O24]" office:value-type="float" office:value="4.56071101545524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25]/[.O25]" office:value-type="string" office:string-value="" calcext:value-type="error">
            <text:p>#DIV/0!</text:p>
          </table:table-cell>
          <table:table-cell table:formula="of:=[.M25]-[.O2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492" calcext:value-type="float">
            <text:p>-0.7448206321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9.99200722162641E-016" calcext:value-type="float">
            <text:p>9.99200722162641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38]" office:value-type="float" office:value="-0.744820632141541" calcext:value-type="float">
            <text:p>-0.7448206321</text:p>
          </table:table-cell>
          <table:table-cell/>
          <table:table-cell table:formula="of:=[.M26]/[.O26]" office:value-type="float" office:value="-0" calcext:value-type="float">
            <text:p>0</text:p>
          </table:table-cell>
          <table:table-cell table:formula="of:=[.M26]-[.O26]" office:value-type="float" office:value="0.744820632141541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27]/[.O27]" office:value-type="float" office:value="0" calcext:value-type="float">
            <text:p>0</text:p>
          </table:table-cell>
          <table:table-cell table:formula="of:=[.M27]-[.O27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4'.B29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0" calcext:value-type="float">
            <text:p>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2" calcext:value-type="float">
            <text:p>2.04642204243652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6.05845175209737E-028" calcext:value-type="float">
            <text:p>6.05845175209737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33]" office:value-type="float" office:value="0.000000000000204642204243652" calcext:value-type="float">
            <text:p>2.04642204243652E-013</text:p>
          </table:table-cell>
          <table:table-cell/>
          <table:table-cell table:style-name="ce9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33]/[.O33]" office:value-type="float" office:value="0.999999999999995" calcext:value-type="float">
            <text:p>1</text:p>
          </table:table-cell>
          <table:table-cell table:formula="of:=[.M33]-[.O33]" office:value-type="float" office:value="-1.03498550764997E-027" calcext:value-type="float">
            <text:p>-1.03E-02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34]/[.O34]" office:value-type="string" office:string-value="" calcext:value-type="error">
            <text:p>#DIV/0!</text:p>
          </table:table-cell>
          <table:table-cell table:formula="of:=[.M34]-[.O3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57" calcext:value-type="float">
            <text:p>3342.0608192686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.000000000012732925824821" calcext:value-type="float">
            <text:p>1.2732925824821E-011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35]" office:value-type="float" office:value="3342.06081926857" calcext:value-type="float">
            <text:p>3342.0608192686</text:p>
          </table:table-cell>
          <table:table-cell/>
          <table:table-cell table:style-name="ce9" table:formula="of:=[.F23]" office:value-type="float" office:value="3342.06081926859" calcext:value-type="float">
            <text:p>3342.0608192686</text:p>
          </table:table-cell>
          <table:table-cell/>
          <table:table-cell table:formula="of:=[.M35]/[.O35]" office:value-type="float" office:value="0.999999999999994" calcext:value-type="float">
            <text:p>1</text:p>
          </table:table-cell>
          <table:table-cell table:formula="of:=[.M35]-[.O35]" office:value-type="float" office:value="-0.0000000000200088834390044" calcext:value-type="float">
            <text:p>-2.00E-01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524E-017" calcext:value-type="float">
            <text:p>-4.56071101545524E-017</text:p>
          </table:table-cell>
          <table:table-cell/>
          <table:table-cell table:style-name="ce8" office:value-type="float" office:value="0.999999999999932" calcext:value-type="float">
            <text:p>1</text:p>
          </table:table-cell>
          <table:table-cell table:style-name="ce8" office:value-type="float" office:value="3.11846576595181E-030" calcext:value-type="float">
            <text:p>3.11846576595181E-030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36]" office:value-type="float" office:value="-4.56071101545524E-017" calcext:value-type="float">
            <text:p>-4.56071101545524E-017</text:p>
          </table:table-cell>
          <table:table-cell/>
          <table:table-cell table:style-name="ce9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36]/[.O36]" office:value-type="float" office:value="1.00000000000007" calcext:value-type="float">
            <text:p>1</text:p>
          </table:table-cell>
          <table:table-cell table:formula="of:=[.M36]-[.O36]" office:value-type="float" office:value="-3.09997683848569E-030" calcext:value-type="float">
            <text:p>-3.10E-03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37]/[.O37]" office:value-type="string" office:string-value="" calcext:value-type="error">
            <text:p>#DIV/0!</text:p>
          </table:table-cell>
          <table:table-cell table:formula="of:=[.M37]-[.O37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541" calcext:value-type="float">
            <text:p>-0.7448206321</text:p>
          </table:table-cell>
          <table:table-cell/>
          <table:table-cell table:style-name="ce8" office:value-type="float" office:value="0.999999999999933" calcext:value-type="float">
            <text:p>1</text:p>
          </table:table-cell>
          <table:table-cell table:style-name="ce8" office:value-type="float" office:value="0.0000000000000501820807130571" calcext:value-type="float">
            <text:p>5.01820807130571E-014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38]" office:value-type="float" office:value="-0.744820632141541" calcext:value-type="float">
            <text:p>-0.7448206321</text:p>
          </table:table-cell>
          <table:table-cell/>
          <table:table-cell table:style-name="ce9" table:formula="of:=[.F26]" office:value-type="float" office:value="-0.744820632141492" calcext:value-type="float">
            <text:p>-0.7448206321</text:p>
          </table:table-cell>
          <table:table-cell/>
          <table:table-cell table:formula="of:=[.M38]/[.O38]" office:value-type="float" office:value="1.00000000000007" calcext:value-type="float">
            <text:p>1</text:p>
          </table:table-cell>
          <table:table-cell table:formula="of:=[.M38]-[.O38]" office:value-type="float" office:value="-0.0000000000000489608353859694" calcext:value-type="float">
            <text:p>-4.90E-014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39]/[.O39]" office:value-type="float" office:value="1" calcext:value-type="float">
            <text:p>1</text:p>
          </table:table-cell>
          <table:table-cell table:formula="of:=[.M39]-[.O3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4'.B41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110" calcext:value-type="float">
            <text:p>110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3"/>
          <table:table-cell table:style-name="ce6" office:value-type="string" calcext:value-type="string">
            <text:p>TSI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4"/>
          <table:table-cell table:style-name="ce6" office:value-type="string" calcext:value-type="string">
            <text:p>RK4</text:p>
          </table:table-cell>
          <table:table-cell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D9]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0.000000000000204642204243653" calcext:value-type="float">
            <text:p>2.04642204243653E-013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1.0097419586829E-028" calcext:value-type="float">
            <text:p>-1.0097419586829E-028</text:p>
          </table:table-cell>
          <table:table-cell/>
          <table:table-cell office:value-type="string" calcext:value-type="string">
            <text:p>x Position</text:p>
          </table:table-cell>
          <table:table-cell/>
          <table:table-cell table:style-name="ce9" table:formula="of:=[.F9]" office:value-type="float" office:value="0" calcext:value-type="float">
            <text:p>0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formula="of:=[.M45]/[.O45]" office:value-type="float" office:value="0" calcext:value-type="float">
            <text:p>0</text:p>
          </table:table-cell>
          <table:table-cell table:formula="of:=[.M45]-[.O45]" office:value-type="float" office:value="-0.000000000000204642204243653" calcext:value-type="float">
            <text:p>-2.05E-01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D10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Position</text:p>
          </table:table-cell>
          <table:table-cell/>
          <table:table-cell table:style-name="ce9" table:formula="of:=[.F10]" office:value-type="float" office:value="0" calcext:value-type="float">
            <text:p>0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formula="of:=[.M46]/[.O46]" office:value-type="string" office:string-value="" calcext:value-type="error">
            <text:p>#DIV/0!</text:p>
          </table:table-cell>
          <table:table-cell table:formula="of:=[.M46]-[.O46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D11]" office:value-type="float" office:value="3342.06081926858" calcext:value-type="float">
            <text:p>3342.0608192686</text:p>
          </table:table-cell>
          <table:table-cell/>
          <table:table-cell table:style-name="ce8" office:value-type="float" office:value="3342.06081926859" calcext:value-type="float">
            <text:p>3342.0608192686</text:p>
          </table:table-cell>
          <table:table-cell/>
          <table:table-cell table:style-name="ce8" office:value-type="float" office:value="0.999999999999999" calcext:value-type="float">
            <text:p>1</text:p>
          </table:table-cell>
          <table:table-cell table:style-name="ce8" office:value-type="float" office:value="-0.00000000000227373675443232" calcext:value-type="float">
            <text:p>-2.27373675443232E-012</text:p>
          </table:table-cell>
          <table:table-cell/>
          <table:table-cell office:value-type="string" calcext:value-type="string">
            <text:p>z Position</text:p>
          </table:table-cell>
          <table:table-cell/>
          <table:table-cell table:style-name="ce9" table:formula="of:=[.F11]" office:value-type="float" office:value="0" calcext:value-type="float">
            <text:p>0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formula="of:=[.M47]/[.O47]" office:value-type="float" office:value="0" calcext:value-type="float">
            <text:p>0</text:p>
          </table:table-cell>
          <table:table-cell table:formula="of:=[.M47]-[.O47]" office:value-type="float" office:value="-3342.06081926859" calcext:value-type="float">
            <text:p>-3.34E+003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D12]" office:value-type="float" office:value="-4.56071101545493E-017" calcext:value-type="float">
            <text:p>-4.56071101545493E-017</text:p>
          </table:table-cell>
          <table:table-cell/>
          <table:table-cell table:style-name="ce8" office:value-type="float" office:value="-4.56071101545492E-017" calcext:value-type="float">
            <text:p>-4.56071101545492E-01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4.93038065763132E-032" calcext:value-type="float">
            <text:p>-4.93038065763132E-032</text:p>
          </table:table-cell>
          <table:table-cell/>
          <table:table-cell office:value-type="string" calcext:value-type="string">
            <text:p>x Velocity</text:p>
          </table:table-cell>
          <table:table-cell/>
          <table:table-cell table:style-name="ce9" table:formula="of:=[.F12]" office:value-type="float" office:value="0" calcext:value-type="float">
            <text:p>0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formula="of:=[.M48]/[.O48]" office:value-type="float" office:value="-0" calcext:value-type="float">
            <text:p>0</text:p>
          </table:table-cell>
          <table:table-cell table:formula="of:=[.M48]-[.O48]" office:value-type="float" office:value="4.56071101545492E-017" calcext:value-type="float">
            <text:p>4.56E-017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D13]" office:value-type="float" office:value="0" calcext:value-type="float">
            <text:p>0</text:p>
          </table:table-cell>
          <table:table-cell/>
          <table:table-cell table:style-name="ce8" office:value-type="float" office:value="0" calcext:value-type="float">
            <text:p>0</text:p>
          </table:table-cell>
          <table:table-cell/>
          <table:table-cell table:style-name="ce8" office:value-type="string" calcext:value-type="string">
            <text:p>-nan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y Velocity</text:p>
          </table:table-cell>
          <table:table-cell/>
          <table:table-cell table:style-name="ce9" table:formula="of:=[.F13]" office:value-type="float" office:value="0" calcext:value-type="float">
            <text:p>0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formula="of:=[.M49]/[.O49]" office:value-type="string" office:string-value="" calcext:value-type="error">
            <text:p>#DIV/0!</text:p>
          </table:table-cell>
          <table:table-cell table:formula="of:=[.M49]-[.O4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D14]" office:value-type="float" office:value="-0.744820632141491" calcext:value-type="float">
            <text:p>-0.7448206321</text:p>
          </table:table-cell>
          <table:table-cell/>
          <table:table-cell table:style-name="ce8" office:value-type="float" office:value="-0.74482063214149" calcext:value-type="float">
            <text:p>-0.7448206321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-8.88178419700125E-016" calcext:value-type="float">
            <text:p>-8.88178419700125E-016</text:p>
          </table:table-cell>
          <table:table-cell/>
          <table:table-cell office:value-type="string" calcext:value-type="string">
            <text:p>z Velocity</text:p>
          </table:table-cell>
          <table:table-cell/>
          <table:table-cell table:style-name="ce9" table:formula="of:=[.F14]" office:value-type="float" office:value="0" calcext:value-type="float">
            <text:p>0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formula="of:=[.M50]/[.O50]" office:value-type="float" office:value="-0" calcext:value-type="float">
            <text:p>0</text:p>
          </table:table-cell>
          <table:table-cell table:formula="of:=[.M50]-[.O50]" office:value-type="float" office:value="0.74482063214149" calcext:value-type="float">
            <text:p>7.45E-001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D15]" office:value-type="float" office:value="227" calcext:value-type="float">
            <text:p>227</text:p>
          </table:table-cell>
          <table:table-cell/>
          <table:table-cell table:style-name="ce8" office:value-type="float" office:value="227" calcext:value-type="float">
            <text:p>227</text:p>
          </table:table-cell>
          <table:table-cell/>
          <table:table-cell table:style-name="ce8" office:value-type="float" office:value="1" calcext:value-type="float">
            <text:p>1</text:p>
          </table:table-cell>
          <table:table-cell table:style-name="ce8" office:value-type="float" office:value="0" calcext:value-type="float">
            <text:p>0</text:p>
          </table:table-cell>
          <table:table-cell/>
          <table:table-cell office:value-type="string" calcext:value-type="string">
            <text:p>mass MAV</text:p>
          </table:table-cell>
          <table:table-cell/>
          <table:table-cell table:style-name="ce9" table:formula="of:=[.F15]" office:value-type="float" office:value="0" calcext:value-type="float">
            <text:p>0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formula="of:=[.M51]/[.O51]" office:value-type="float" office:value="0" calcext:value-type="float">
            <text:p>0</text:p>
          </table:table-cell>
          <table:table-cell table:formula="of:=[.M51]-[.O51]" office:value-type="float" office:value="-227" calcext:value-type="float">
            <text:p>-2.27E+002</text:p>
          </table:table-cell>
          <table:table-cell table:number-columns-repeated="2"/>
        </table:table-row>
        <table:table-row table:style-name="ro1">
          <table:table-cell table:number-columns-repeated="20"/>
        </table:table-row>
        <table:table-row table:style-name="ro1">
          <table:table-cell/>
          <table:table-cell table:style-name="ce6" table:formula="of:=['After 200 sec tol. 1e-14'.B53]" office:value-type="string" office:string-value="Steps taken" calcext:value-type="string">
            <text:p>Steps taken</text:p>
          </table:table-cell>
          <table:table-cell table:number-columns-repeated="3"/>
          <table:table-cell table:style-name="ce6" office:value-type="float" office:value="24" calcext:value-type="float">
            <text:p>24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45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33]" office:value-type="float" office:value="0.000000000000204642204243652" calcext:value-type="float">
            <text:p>2.04642204243652E-013</text:p>
          </table:table-cell>
          <table:table-cell/>
          <table:table-cell table:formula="of:=[.M57]/[.O57]" office:value-type="float" office:value="1" calcext:value-type="float">
            <text:p>1</text:p>
          </table:table-cell>
          <table:table-cell table:formula="of:=[.M57]-[.O57]" office:value-type="float" office:value="1.03498550764997E-027" calcext:value-type="float">
            <text:p>1.03E-027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34]" office:value-type="float" office:value="0" calcext:value-type="float">
            <text:p>0</text:p>
          </table:table-cell>
          <table:table-cell/>
          <table:table-cell table:formula="of:=[.M58]/[.O58]" office:value-type="string" office:string-value="" calcext:value-type="error">
            <text:p>#DIV/0!</text:p>
          </table:table-cell>
          <table:table-cell table:formula="of:=[.M58]-[.O58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35]" office:value-type="float" office:value="3342.06081926857" calcext:value-type="float">
            <text:p>3342.0608192686</text:p>
          </table:table-cell>
          <table:table-cell/>
          <table:table-cell table:formula="of:=[.M59]/[.O59]" office:value-type="float" office:value="1.00000000000001" calcext:value-type="float">
            <text:p>1</text:p>
          </table:table-cell>
          <table:table-cell table:formula="of:=[.M59]-[.O59]" office:value-type="float" office:value="0.0000000000200088834390044" calcext:value-type="float">
            <text:p>2.00E-011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9" table:formula="of:=[.F36]" office:value-type="float" office:value="-4.56071101545524E-017" calcext:value-type="float">
            <text:p>-4.56071101545524E-017</text:p>
          </table:table-cell>
          <table:table-cell/>
          <table:table-cell table:formula="of:=[.M60]/[.O60]" office:value-type="float" office:value="0.99999999999993" calcext:value-type="float">
            <text:p>1</text:p>
          </table:table-cell>
          <table:table-cell table:formula="of:=[.M60]-[.O60]" office:value-type="float" office:value="3.19858445163832E-030" calcext:value-type="float">
            <text:p>3.20E-03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37]" office:value-type="float" office:value="0" calcext:value-type="float">
            <text:p>0</text:p>
          </table:table-cell>
          <table:table-cell/>
          <table:table-cell table:formula="of:=[.M61]/[.O61]" office:value-type="string" office:string-value="" calcext:value-type="error">
            <text:p>#DIV/0!</text:p>
          </table:table-cell>
          <table:table-cell table:formula="of:=[.M61]-[.O6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style-name="ce9" table:formula="of:=[.F38]" office:value-type="float" office:value="-0.744820632141541" calcext:value-type="float">
            <text:p>-0.7448206321</text:p>
          </table:table-cell>
          <table:table-cell/>
          <table:table-cell table:formula="of:=[.M62]/[.O62]" office:value-type="float" office:value="0.999999999999931" calcext:value-type="float">
            <text:p>1</text:p>
          </table:table-cell>
          <table:table-cell table:formula="of:=[.M62]-[.O62]" office:value-type="float" office:value="0.0000000000000510702591327572" calcext:value-type="float">
            <text:p>5.11E-014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39]" office:value-type="float" office:value="227" calcext:value-type="float">
            <text:p>227</text:p>
          </table:table-cell>
          <table:table-cell/>
          <table:table-cell table:formula="of:=[.M63]/[.O63]" office:value-type="float" office:value="1" calcext:value-type="float">
            <text:p>1</text:p>
          </table:table-cell>
          <table:table-cell table:formula="of:=[.M63]-[.O6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4">
          <table:table-cell table:number-columns-repeated="20"/>
        </table:table-row>
        <table:table-row table:style-name="ro1">
          <table:table-cell table:number-columns-repeated="12"/>
          <table:table-cell table:style-name="ce6" office:value-type="string" calcext:value-type="string">
            <text:p>DP8(7)</text:p>
          </table:table-cell>
          <table:table-cell/>
          <table:table-cell table:style-name="ce6" office:value-type="string" calcext:value-type="string">
            <text:p>RKF78</text:p>
          </table:table-cell>
          <table:table-cell/>
          <table:table-cell table:style-name="ce6" office:value-type="string" calcext:value-type="string">
            <text:p>Differences</text:p>
          </table:table-cell>
          <table:table-cell table:number-columns-repeated="3"/>
        </table:table-row>
        <table:table-row table:style-name="ro1">
          <table:table-cell table:number-columns-repeated="10"/>
          <table:table-cell office:value-type="string" calcext:value-type="string">
            <text:p>x Position</text:p>
          </table:table-cell>
          <table:table-cell/>
          <table:table-cell table:style-name="ce9" table:formula="of:=[.F45]" office:value-type="float" office:value="0.000000000000204642204243653" calcext:value-type="float">
            <text:p>2.04642204243653E-013</text:p>
          </table:table-cell>
          <table:table-cell/>
          <table:table-cell table:style-name="ce9" table:formula="of:=[.F21]" office:value-type="float" office:value="0.000000000000204642204243653" calcext:value-type="float">
            <text:p>2.04642204243653E-013</text:p>
          </table:table-cell>
          <table:table-cell/>
          <table:table-cell table:formula="of:=[.M69]/[.O69]" office:value-type="float" office:value="1" calcext:value-type="float">
            <text:p>1</text:p>
          </table:table-cell>
          <table:table-cell table:formula="of:=[.M69]-[.O69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Position</text:p>
          </table:table-cell>
          <table:table-cell/>
          <table:table-cell table:style-name="ce9" table:formula="of:=[.F46]" office:value-type="float" office:value="0" calcext:value-type="float">
            <text:p>0</text:p>
          </table:table-cell>
          <table:table-cell/>
          <table:table-cell table:style-name="ce9" table:formula="of:=[.F22]" office:value-type="float" office:value="0" calcext:value-type="float">
            <text:p>0</text:p>
          </table:table-cell>
          <table:table-cell/>
          <table:table-cell table:formula="of:=[.M70]/[.O70]" office:value-type="string" office:string-value="" calcext:value-type="error">
            <text:p>#DIV/0!</text:p>
          </table:table-cell>
          <table:table-cell table:formula="of:=[.M70]-[.O70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Position</text:p>
          </table:table-cell>
          <table:table-cell/>
          <table:table-cell table:style-name="ce9" table:formula="of:=[.F47]" office:value-type="float" office:value="3342.06081926859" calcext:value-type="float">
            <text:p>3342.0608192686</text:p>
          </table:table-cell>
          <table:table-cell/>
          <table:table-cell table:style-name="ce9" table:formula="of:=[.F23]" office:value-type="float" office:value="3342.06081926859" calcext:value-type="float">
            <text:p>3342.0608192686</text:p>
          </table:table-cell>
          <table:table-cell/>
          <table:table-cell table:formula="of:=[.M71]/[.O71]" office:value-type="float" office:value="1" calcext:value-type="float">
            <text:p>1</text:p>
          </table:table-cell>
          <table:table-cell table:formula="of:=[.M71]-[.O71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x Velocity</text:p>
          </table:table-cell>
          <table:table-cell/>
          <table:table-cell table:style-name="ce9" table:formula="of:=[.F48]" office:value-type="float" office:value="-4.56071101545492E-017" calcext:value-type="float">
            <text:p>-4.56071101545492E-017</text:p>
          </table:table-cell>
          <table:table-cell/>
          <table:table-cell table:style-name="ce9" table:formula="of:=[.F24]" office:value-type="float" office:value="-4.56071101545493E-017" calcext:value-type="float">
            <text:p>-4.56071101545493E-017</text:p>
          </table:table-cell>
          <table:table-cell/>
          <table:table-cell table:formula="of:=[.M72]/[.O72]" office:value-type="float" office:value="0.999999999999998" calcext:value-type="float">
            <text:p>1</text:p>
          </table:table-cell>
          <table:table-cell table:formula="of:=[.M72]-[.O72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y Velocity</text:p>
          </table:table-cell>
          <table:table-cell/>
          <table:table-cell table:style-name="ce9" table:formula="of:=[.F49]" office:value-type="float" office:value="0" calcext:value-type="float">
            <text:p>0</text:p>
          </table:table-cell>
          <table:table-cell/>
          <table:table-cell table:style-name="ce9" table:formula="of:=[.F25]" office:value-type="float" office:value="0" calcext:value-type="float">
            <text:p>0</text:p>
          </table:table-cell>
          <table:table-cell/>
          <table:table-cell table:formula="of:=[.M73]/[.O73]" office:value-type="string" office:string-value="" calcext:value-type="error">
            <text:p>#DIV/0!</text:p>
          </table:table-cell>
          <table:table-cell table:formula="of:=[.M73]-[.O73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z Velocity</text:p>
          </table:table-cell>
          <table:table-cell/>
          <table:table-cell table:style-name="ce9" table:formula="of:=[.F50]" office:value-type="float" office:value="-0.74482063214149" calcext:value-type="float">
            <text:p>-0.7448206321</text:p>
          </table:table-cell>
          <table:table-cell/>
          <table:table-cell table:style-name="ce9" table:formula="of:=[.F26]" office:value-type="float" office:value="-0.744820632141492" calcext:value-type="float">
            <text:p>-0.7448206321</text:p>
          </table:table-cell>
          <table:table-cell/>
          <table:table-cell table:formula="of:=[.M74]/[.O74]" office:value-type="float" office:value="0.999999999999997" calcext:value-type="float">
            <text:p>1</text:p>
          </table:table-cell>
          <table:table-cell table:formula="of:=[.M74]-[.O74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>
          <table:table-cell table:number-columns-repeated="10"/>
          <table:table-cell office:value-type="string" calcext:value-type="string">
            <text:p>mass MAV</text:p>
          </table:table-cell>
          <table:table-cell/>
          <table:table-cell table:style-name="ce9" table:formula="of:=[.F51]" office:value-type="float" office:value="227" calcext:value-type="float">
            <text:p>227</text:p>
          </table:table-cell>
          <table:table-cell/>
          <table:table-cell table:style-name="ce9" table:formula="of:=[.F27]" office:value-type="float" office:value="227" calcext:value-type="float">
            <text:p>227</text:p>
          </table:table-cell>
          <table:table-cell/>
          <table:table-cell table:formula="of:=[.M75]/[.O75]" office:value-type="float" office:value="1" calcext:value-type="float">
            <text:p>1</text:p>
          </table:table-cell>
          <table:table-cell table:formula="of:=[.M75]-[.O75]" office:value-type="float" office:value="0" calcext:value-type="float">
            <text:p>0.00E+000</text:p>
          </table:table-cell>
          <table:table-cell table:number-columns-repeated="2"/>
        </table:table-row>
        <table:table-row table:style-name="ro1" table:number-rows-repeated="1048500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1">
      <number:number number:decimal-places="14" number:min-integer-digits="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1">00/00/0000</text:date>, <text:time style:data-style-name="N2" text:time-value="13:07:34.83314758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acha Petrovic</meta:initial-creator>
    <meta:creation-date>2016-05-18T17:31:09.739518839</meta:creation-date>
    <meta:generator>LibreOffice/4.3.7.2$Linux_X86_64 LibreOffice_project/430$Build-2</meta:generator>
    <dc:date>2016-07-01T13:07:44.074080218</dc:date>
    <dc:creator>Stacha Petrovic</dc:creator>
    <meta:editing-duration>P27DT14H46M10S</meta:editing-duration>
    <meta:editing-cycles>668</meta:editing-cycles>
    <meta:document-statistic meta:table-count="8" meta:cell-count="3309" meta:object-count="0"/>
    <meta:user-defined meta:name="qrichtext">1</meta:user-defined>
  </office:meta>
</office:document-meta>
</file>